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A7000001A458B6420B.png" manifest:media-type="image/png"/>
  <manifest:file-entry manifest:full-path="Pictures/1000020100000260000000B65D7B3F22.png" manifest:media-type="image/png"/>
  <manifest:file-entry manifest:full-path="Pictures/1000020100000186000000FB25011A9E.png" manifest:media-type="image/png"/>
  <manifest:file-entry manifest:full-path="Pictures/10000201000002330000019E8ACB4F33.png" manifest:media-type="image/png"/>
  <manifest:file-entry manifest:full-path="Pictures/1000020100000180000000E3B56A633D.png" manifest:media-type="image/png"/>
  <manifest:file-entry manifest:full-path="Pictures/10000201000002C50000017E0D2CB7D7.png" manifest:media-type="image/png"/>
  <manifest:file-entry manifest:full-path="Pictures/1000020100000174000000991331910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automatic-styles>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fo:language="es" fo:country="ES" style:text-underline-style="none"/>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Standard">
      <style:paragraph-properties fo:margin-top="0in" fo:margin-bottom="0.1965in"/>
      <style:text-properties style:font-name="Times New Roman" fo:font-size="10pt" style:font-size-asian="10pt" style:font-size-complex="10pt"/>
    </style:style>
    <style:style style:name="P19" style:family="paragraph" style:parent-style-name="Preformatted_20_Text">
      <style:paragraph-properties fo:margin-top="0in" fo:margin-bottom="0.1965in"/>
    </style:style>
    <style:style style:name="P20" style:family="paragraph" style:parent-style-name="Preformatted_20_Text">
      <style:paragraph-properties fo:margin-top="0in" fo:margin-bottom="0.1965in"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Preformatted_20_Text">
      <style:paragraph-properties fo:margin-top="0in" fo:margin-bottom="0.1965in"/>
      <style:text-properties style:font-name="Times New Roman"/>
    </style:style>
    <style:style style:name="P22" style:family="paragraph" style:parent-style-name="Preformatted_20_Text">
      <style:paragraph-properties fo:margin-top="0in" fo:margin-bottom="0.1965in"/>
      <style:text-properties style:font-name="Times New Roman" fo:font-size="10pt" style:font-size-asian="10pt" style:font-size-complex="10pt"/>
    </style:style>
    <style:style style:name="P23"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4"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6"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7"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28" style:family="paragraph" style:parent-style-name="Preformatted_20_Text">
      <style:paragraph-properties fo:margin-top="0in" fo:margin-bottom="0.1965in" fo:text-align="justify" style:justify-single-word="false"/>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P38"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39"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0"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1"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2" style:family="paragraph" style:parent-style-name="Standard" style:list-style-name="L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3"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4" style:family="paragraph" style:parent-style-name="Standard" style:list-style-name="L1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5" style:family="paragraph" style:parent-style-name="Standard" style:list-style-name="L12">
      <style:paragraph-properties fo:text-align="justify" style:justify-single-word="false">
        <style:tab-stops>
          <style:tab-stop style:position="0.2472in"/>
        </style:tab-stops>
      </style:paragraph-properties>
      <style:text-properties fo:font-size="12pt" fo:language="es" fo:country="ES" style:text-underline-style="none" fo:font-weight="bold" style:font-size-asian="10.5pt" style:font-weight-asian="bold" style:font-size-complex="12pt" style:font-weight-complex="bold"/>
    </style:style>
    <style:style style:name="P46" style:family="paragraph" style:parent-style-name="Standard" style:list-style-name="L12">
      <style:paragraph-properties fo:text-align="justify" style:justify-single-word="false">
        <style:tab-stops>
          <style:tab-stop style:position="0.2472in"/>
        </style:tab-stops>
      </style:paragraph-properties>
      <style:text-properties fo:font-size="12pt" fo:language="es" fo:country="ES" style:text-underline-style="none" fo:font-weight="bold" style:font-size-asian="10.5pt" style:font-weight-asian="bold" style:font-size-complex="12pt" style:font-weight-complex="bold"/>
    </style:style>
    <style:style style:name="P47"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8"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0"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1"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2"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3"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4"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5"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6"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7"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8"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9" style:family="paragraph" style:parent-style-name="Standard" style:list-style-name="L1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0"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61" style:family="paragraph" style:parent-style-name="Standard" style:list-style-name="WW8Num6">
      <style:text-properties fo:font-size="12pt" fo:language="es" fo:country="ES" style:text-underline-style="none" style:font-size-asian="12pt" style:font-size-complex="12pt"/>
    </style:style>
    <style:style style:name="P62" style:family="paragraph" style:parent-style-name="Standard" style:list-style-name="L2">
      <style:paragraph-properties fo:text-align="justify" style:justify-single-word="false"/>
    </style:style>
    <style:style style:name="P63" style:family="paragraph" style:parent-style-name="Standard" style:list-style-name="WW8Num7">
      <style:paragraph-properties fo:text-align="justify" style:justify-single-word="false"/>
    </style:style>
    <style:style style:name="P64" style:family="paragraph" style:parent-style-name="Standard" style:list-style-name="WW8Num6"/>
    <style:style style:name="P65"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66"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style:text-underline-style="none" style:font-size-asian="12pt" style:font-size-complex="12pt"/>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4pt" style:font-size-asian="14pt" style:font-size-complex="14pt"/>
    </style:style>
    <style:style style:name="T13" style:family="text">
      <style:text-properties fo:font-size="14pt" style:text-underline-style="solid" style:text-underline-width="auto" style:text-underline-color="font-color"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bold" style:font-weight-asian="bold" style:font-weight-complex="bold"/>
    </style:style>
    <style:style style:name="T16" style:family="text">
      <style:text-properties style:font-size-asian="12pt"/>
    </style:style>
    <style:style style:name="T17" style:family="text">
      <style:text-properties fo:font-size="10pt" fo:language="es" fo:country="ES" style:text-underline-style="none" fo:font-weight="normal" style:font-size-asian="10pt" style:font-weight-asian="normal" style:font-size-complex="10pt" style:font-weight-complex="normal"/>
    </style:style>
    <style:style style:name="T18" style:family="text">
      <style:text-properties fo:font-size="10pt" style:font-size-asian="10pt" style:font-size-complex="10pt"/>
    </style:style>
    <style:style style:name="T19" style:family="text">
      <style:text-properties style:font-name="Times New Roman"/>
    </style:style>
    <style:style style:name="T20"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21"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2" style:family="text">
      <style:text-properties style:font-name="Times New Roman" fo:font-size="12pt" style:font-size-asian="12pt" style:font-size-complex="12pt"/>
    </style:style>
    <style:style style:name="T23" style:family="text">
      <style:text-properties style:font-name="Times New Roman" fo:font-size="12pt" style:font-size-asian="10.5pt" style:font-size-complex="12pt"/>
    </style:style>
    <style:style style:name="T24"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5" style:family="text">
      <style:text-properties style:font-name="Times New Roman" fo:font-size="10pt" style:font-size-asian="10pt" style:font-size-complex="10pt"/>
    </style:style>
    <style:style style:name="T26" style:family="text">
      <style:text-properties style:font-name="Times New Roman" fo:language="es" fo:country="ES" style:text-underline-style="none" fo:font-weight="normal" style:font-weight-asian="normal" style:font-weight-complex="normal"/>
    </style:style>
    <style:style style:name="T27" style:family="text">
      <style:text-properties fo:language="es" fo:country="ES" style:text-underline-style="none" fo:font-weight="normal" style:font-weight-asian="normal" style:font-weight-complex="normal"/>
    </style:style>
    <style:style style:name="T28" style:family="text">
      <style:text-properties fo:color="#000000" fo:font-size="12pt" fo:language="es" fo:country="ES" style:text-underline-style="none" fo:font-weight="normal" style:font-size-asian="12pt" style:font-weight-asian="normal" style:font-size-complex="12pt" style:font-weight-complex="normal"/>
    </style:style>
    <style:style style:name="T29" style:family="text">
      <style:text-properties style:font-size-asian="10.5pt"/>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58436610" text:style-name="WW8Num1">
        <text:list-item>
          <text:list>
            <text:list-item>
              <text:list>
                <text:list-item>
                  <text:list>
                    <text:list-item>
                      <text:list>
                        <text:list-item>
                          <text:p text:style-name="P65">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326237240" text:style-name="WW8Num2">
        <text:list-item>
          <text:list>
            <text:list-item>
              <text:list>
                <text:list-item>
                  <text:p text:style-name="P38">Almacenamiento en soluciones libres y locales existentes.</text:p>
                </text:list-item>
              </text:list>
            </text:list-item>
          </text:list>
        </text:list-item>
      </text:list>
      <text:p text:style-name="P1"/>
      <text:list xml:id="list1306839252" text:style-name="WW8Num3">
        <text:list-item>
          <text:list>
            <text:list-item>
              <text:p text:style-name="P39">Amazon S3.</text:p>
            </text:list-item>
          </text:list>
        </text:list-item>
      </text:list>
      <text:p text:style-name="P3"><text:span text:style-name="T12"><text:tab/></text:span><text:span text:style-name="T3">La plataforma Amazon S3 no se trata expresamente de una plataforma libre, ni de instalacin local, puesto que solo se ofrecen las distintas interfaces de comunicación de esta. Aun así es objeto de estudio debido a que algunas soluciones basan su almacenamiento en esta plataforma.</text:span></text:p>
      <text:p text:style-name="P16"><text:span text:style-name="T4"><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4">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text:soft-page-break/>host funciona dicha solución.</text:p>
      <text:p text:style-name="P6"><text:tab/></text:p>
      <text:list xml:id="list2142035302" text:continue-numbering="true" text:style-name="WW8Num3">
        <text:list-item>
          <text:list>
            <text:list-item>
              <text:p text:style-name="P39">OpenNebula.</text:p>
            </text:list-item>
          </text:list>
        </text:list-item>
      </text:list>
      <text:p text:style-name="P8"><text:span text:style-name="T15"><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andolos a lo largo del cluster formado por la nube. Los tipos de host donde pueden ser alojada esta solución deben ser servidores Linux.</text:p>
      <text:p text:style-name="P6"/>
      <text:list xml:id="list412702102" text:continue-numbering="true" text:style-name="WW8Num3">
        <text:list-item>
          <text:list>
            <text:list-item>
              <text:p text:style-name="P39">Nimbus.</text:p>
            </text:list-item>
          </text:list>
        </text:list-item>
      </text:list>
      <text:p text:style-name="P4"><text:span text:style-name="T14"><text:tab/></text:span><text:span text:style-name="T11">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i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list xml:id="list1727457419" text:continue-numbering="true" text:style-name="WW8Num3">
        <text:list-item>
          <text:list>
            <text:list-item>
              <text:p text:style-name="P39">OpenStack.</text:p>
            </text:list-item>
          </text:list>
        </text:list-item>
      </text:list>
      <text:p text:style-name="P3"><text:span text:style-name="T12"><text:tab/></text:span><text:span text:style-name="T3">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6"><text:tab/>Una vez más el tipo de servidor que es capaz de alojarlo es un servidor Linux.</text:p>
      <text:p text:style-name="P6"/>
      <text:list xml:id="list57957979" text:continue-numbering="true" text:style-name="WW8Num3">
        <text:list-item>
          <text:list>
            <text:list-item>
              <text:p text:style-name="P39">OpenQRM.</text:p>
            </text:list-item>
          </text:list>
        </text:list-item>
      </text:list>
      <text:p text:style-name="P3"><text:span text:style-name="T12"><text:tab/></text:span><text:span text:style-name="T3">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soft-page-break/><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list xml:id="list1601445763" text:continue-numbering="true" text:style-name="WW8Num3">
        <text:list-item>
          <text:list>
            <text:list-item>
              <text:p text:style-name="P39">Eucalyptus.</text:p>
            </text:list-item>
          </text:list>
        </text:list-item>
      </text:list>
      <text:p text:style-name="P3"><text:span text:style-name="T12"><text:tab/></text:span><text:span text:style-name="T3">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list xml:id="list490885106" text:continue-numbering="true" text:style-name="WW8Num3">
        <text:list-item>
          <text:list>
            <text:list-item>
              <text:p text:style-name="P39">CloudStack.</text:p>
            </text:list-item>
          </text:list>
        </text:list-item>
      </text:list>
      <text:p text:style-name="P3"><text:span text:style-name="T12"><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list xml:id="list240398247" text:continue-numbering="true" text:style-name="WW8Num3">
        <text:list-item>
          <text:list>
            <text:list-item>
              <text:p text:style-name="P39">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list xml:id="list1614520497" text:continue-numbering="true" text:style-name="WW8Num3">
        <text:list-item>
          <text:p text:style-name="P39">Comparación de soluciones.</text:p>
        </text:list-item>
      </text:list>
      <text:p text:style-name="P7"><text:tab/>La mayor parte de las soluciones estudiadas implementan al menos alguna de las interfaces de comunicaci<text:span text:style-name="T16">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6"><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OpenNebula y OpenQRM, disponen de características similares, conformando las soluciones más rígidas de todas, pero a la vez las más sencillas de administrar. Además, su implementación basada </text:span><text:soft-page-break/><text:span text:style-name="T16">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7">Caracter<text:span text:style-name="T27">í</text:span>stica / Nube</text:p>
            <text:p text:style-name="P37"><text:s/></text:p>
          </table:table-cell>
          <table:covered-table-cell/>
          <table:table-cell table:style-name="Nubes.A1" office:value-type="string">
            <text:p text:style-name="P37">Amazon S3</text:p>
          </table:table-cell>
          <table:table-cell table:style-name="Nubes.A1" office:value-type="string">
            <text:p text:style-name="P37">OpenNebula</text:p>
          </table:table-cell>
          <table:table-cell table:style-name="Nubes.A1" office:value-type="string">
            <text:p text:style-name="P37">Nimbus</text:p>
          </table:table-cell>
          <table:table-cell table:style-name="Nubes.A1" office:value-type="string">
            <text:p text:style-name="P37">OpenStack</text:p>
          </table:table-cell>
          <table:table-cell table:style-name="Nubes.A1" office:value-type="string">
            <text:p text:style-name="P37">OpenQRM</text:p>
          </table:table-cell>
          <table:table-cell table:style-name="Nubes.A1" office:value-type="string">
            <text:p text:style-name="P37">Eucalyptus</text:p>
          </table:table-cell>
          <table:table-cell table:style-name="Nubes.A1" office:value-type="string">
            <text:p text:style-name="P37">Cloudstack</text:p>
          </table:table-cell>
          <table:table-cell table:style-name="Nubes.J1" office:value-type="string">
            <text:p text:style-name="P37">Abiquo O.S.E.</text:p>
          </table:table-cell>
        </table:table-row>
        <table:table-row>
          <table:table-cell table:style-name="Nubes.A2" table:number-rows-spanned="3" office:value-type="string">
            <text:p text:style-name="P37">APIs soportadas</text:p>
          </table:table-cell>
          <table:table-cell table:style-name="Nubes.A2" office:value-type="string">
            <text:p text:style-name="P37">REST</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SOAP</text:p>
          </table:table-cell>
          <table:table-cell table:style-name="Nubes.A2" office:value-type="string">
            <text:p text:style-name="P37">Si </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Bittorrent</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J2" office:value-type="string">
            <text:p text:style-name="P37">No</text:p>
          </table:table-cell>
        </table:table-row>
        <table:table-row>
          <table:table-cell table:style-name="Nubes.A2" table:number-columns-spanned="2" office:value-type="string">
            <text:p text:style-name="P37">Comunicaci<text:span text:style-name="T27">ón independiente de almacenamiento</text:span></text:p>
          </table:table-cell>
          <table:covered-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rows-spanned="2" office:value-type="string">
            <text:p text:style-name="P37">Tipo almacenamiento</text:p>
          </table:table-cell>
          <table:table-cell table:style-name="Nubes.A2" office:value-type="string">
            <text:p text:style-name="P37">M.V.</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Pur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columns-spanned="2" office:value-type="string">
            <text:p text:style-name="P37">Cluster de replicaci<text:span text:style-name="T27">ón</text:span></text:p>
          </table:table-cell>
          <table:covered-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table-cell table:style-name="Nubes.A2" table:number-rows-spanned="3" office:value-type="string">
            <text:p text:style-name="P37">Host</text:p>
          </table:table-cell>
          <table:table-cell table:style-name="Nubes.A2" office:value-type="string">
            <text:p text:style-name="P37">No requerido</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Linux</text:p>
          </table:table-cell>
          <table:table-cell table:style-name="Nubes.A2" office:value-type="string">
            <text:p text:style-name="P37">?</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Windows</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J2" office:value-type="string">
            <text:p text:style-name="P37">No</text:p>
          </table:table-cell>
        </table:table-row>
      </table:table>
      <text:p text:style-name="P1"/>
      <text:list xml:id="list543366975" text:continue-numbering="true" text:style-name="WW8Num3">
        <text:list-item>
          <text:p text:style-name="P39">Swiftness.</text:p>
        </text:list-item>
      </text:list>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860088726" text:continue-numbering="true" text:style-name="WW8Num3">
        <text:list-item>
          <text:p text:style-name="P39">Swift.</text:p>
        </text:list-item>
      </text:list>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text:soft-page-break/>estos seria la siguiente:</text:p>
      <text:p text:style-name="P6"><text:tab/></text:p>
      <text:p text:style-name="P7"><draw:frame draw:style-name="fr1" draw:name="gráficos4" text:anchor-type="char" svg:y="0in" svg:width="3.8736in" svg:height="1.5925in" draw:z-index="2"><draw:image xlink:href="Pictures/10000201000001740000009913319101.png" xlink:type="simple" xlink:show="embed" xlink:actuate="onLoad"/></draw:frame><text:span text:style-name="T14"><text:tab/></text:span><text:span text:style-name="T16">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52105799" text:continue-numbering="true" text:style-name="WW8Num3">
        <text:list-item>
          <text:list>
            <text:list-item>
              <text:p text:style-name="P39">Swift proxy server.</text:p>
            </text:list-item>
          </text:list>
        </text:list-item>
      </text:list>
      <text:p text:style-name="P6"><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420778315" text:style-name="WW8Num4">
        <text:list-item>
          <text:p text:style-name="P66">El numero máximo de cabeceras por petición es 90.</text:p>
        </text:list-item>
        <text:list-item>
          <text:p text:style-name="P66">La máxima longitud de las cabeceras es 4096 bytes.</text:p>
        </text:list-item>
        <text:list-item>
          <text:p text:style-name="P66">Cada linea de petición no debe tener más de 8192 bytes.</text:p>
        </text:list-item>
        <text:list-item>
          <text:p text:style-name="P66">Una petición no debe exceder el tamaño de 5 gigabytes.</text:p>
        </text:list-item>
        <text:list-item>
          <text:p text:style-name="P66">El nombre de un contenedor no puede ser mayor de 256 bytes.</text:p>
        </text:list-item>
        <text:list-item>
          <text:p text:style-name="P66">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1063387162" text:style-name="WW8Num5">
        <text:list-item>
          <text:p text:style-name="P40">Servidor de cuentas.</text:p>
          <text:list>
            <text:list-item>
              <text:p text:style-name="P47">Listado de contenedores.</text:p>
            </text:list-item>
          </text:list>
        </text:list-item>
        <text:list-item>
          <text:p text:style-name="P40">Servidor de contenedores.</text:p>
          <text:list>
            <text:list-item>
              <text:p text:style-name="P47">Listado de objetos en el contenedor.</text:p>
            </text:list-item>
            <text:list-item>
              <text:p text:style-name="P47">Creación de contenedores.</text:p>
            </text:list-item>
            <text:list-item>
              <text:p text:style-name="P47">Eliminación de contenedores.</text:p>
            </text:list-item>
          </text:list>
        </text:list-item>
        <text:list-item>
          <text:p text:style-name="P40">Servidor de objetos.</text:p>
          <text:list>
            <text:list-item>
              <text:p text:style-name="P47">Recuperación de objetos.</text:p>
            </text:list-item>
            <text:list-item>
              <text:p text:style-name="P47">Creación/actualización de objetos.</text:p>
            </text:list-item>
            <text:list-item>
              <text:p text:style-name="P47">Copia de objetos.</text:p>
            </text:list-item>
            <text:list-item>
              <text:p text:style-name="P47">Eliminación de objetos.</text:p>
            </text:list-item>
          </text:list>
        </text:list-item>
      </text:list>
      <text:p text:style-name="P6"/>
      <text:list xml:id="list1182135002" text:continue-list="list52105799" text:style-name="WW8Num3">
        <text:list-item>
          <text:list>
            <text:list-item>
              <text:p text:style-name="P39">Operaciones en la API.</text:p>
            </text:list-item>
          </text:list>
        </text:list-item>
      </text:list>
      <text:p text:style-name="P6"><text:tab/>Como ya adelantábamos, para interactuar con el servidor proxy se utiliza una interfaz REST, es decir, el servidor espera peticiones HTTP para servir cualquier tipo de fichero disponible, y realizar el control de acceso al almacenamiento.</text:p>
      <text:list xml:id="list1087117393" text:continue-numbering="true" text:style-name="WW8Num3">
        <text:list-item>
          <text:list>
            <text:list-item>
              <text:list>
                <text:list-item>
                  <text:p text:style-name="P39">Identificación.</text:p>
                </text:list-item>
              </text:list>
            </text:list-item>
          </text:list>
        </text:list-item>
      </text:list>
      <text:p text:style-name="P6"><text:soft-page-break/><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18">GET /&lt;api version&gt; HTTP/1.1</text:span></text:p>
      <text:p text:style-name="P32"><text:tab/>Host: &lt;Servidor proxy&gt;</text:p>
      <text:p text:style-name="P32"><text:tab/>X-Auth-User: &lt;usuario&gt;</text:p>
      <text:p text:style-name="P22"><text:tab/>X-Auth-Key: &lt;contraseña&gt;</text:p>
      <text:p text:style-name="P19"><text:tab/><text:span text:style-name="T22">La respuesta tiene la siguiente forma:</text:span></text:p>
      <text:p text:style-name="P21"><text:bookmark text:name="d6e295"/><text:tab/>HTTP/1.1 204 No Content</text:p>
      <text:p text:style-name="P30"><text:tab/>Date: &lt;fecha&gt;</text:p>
      <text:p text:style-name="P30"><text:tab/>Server: &lt;servidor web&gt;</text:p>
      <text:p text:style-name="P30"><text:tab/>X-Storage-Url: &lt;direcci<text:span text:style-name="T17">ó</text:span>n para posteriores accesos&gt;</text:p>
      <text:p text:style-name="P30"><text:tab/>X-Auth-Token: &lt;identificador para posteriores accesos&gt;</text:p>
      <text:p text:style-name="P30"><text:tab/>Content-Length: 0</text:p>
      <text:p text:style-name="P21"><text:tab/>Content-Type: text/plain; charset=UTF-8</text:p>
      <text:p text:style-name="P20"/>
      <text:list xml:id="list457640721" text:continue-numbering="true" text:style-name="WW8Num3">
        <text:list-item>
          <text:list>
            <text:list-item>
              <text:list>
                <text:list-item>
                  <text:p text:style-name="P39">Listado de contenedores.</text:p>
                </text:list-item>
              </text:list>
            </text:list-item>
          </text:list>
        </text:list-item>
      </text:list>
      <text:p text:style-name="P29"><text:span text:style-name="T8"><text:tab/></text:span><text:span text:style-name="T20">La operaci</text:span><text:span text:style-name="T21">ón de listado de contenedores no requiere ningún parametro en especial, más que el indentificador de sesión obtenido durante la identificación, sin embargo, existen un par de variables configurables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6"><text:tab/></text:p>
      <text:p text:style-name="P35"><text:tab/>GET /&lt;api version&gt;/&lt;account&gt;?var1=val1&amp; … &amp; varN=valN HTTP/1.1</text:p>
      <text:p text:style-name="P31"><text:span text:style-name="T8"><text:tab/></text:span>Host: &lt;direcci<text:span text:style-name="T17">ón del servidor&gt;</text:span></text:p>
      <text:p text:style-name="P19"><text:span text:style-name="T19"><text:s/><text:tab/>X-Auth-Token: &lt;identificador de sesi</text:span><text:span text:style-name="T24">ó</text:span><text:span text:style-name="T21">n&gt;</text:span></text:p>
      <text:p text:style-name="P26"><text:tab/>Un ejemplo de respuesta en formato JSON es el siguiente:</text:p>
      <text:p text:style-name="P24"><text:bookmark text:name="d6e412"/><text:tab/>HTTP/1.1 200 OK</text:p>
      <text:p text:style-name="P32"><text:tab/>Date: Tue, 25 Nov 2008 19:39:13 GMT</text:p>
      <text:p text:style-name="P32"><text:tab/>Server: Apache</text:p>
      <text:p text:style-name="P22"><text:tab/>Content-Type: application/json; charset=utf-8</text:p>
      <text:p text:style-name="P27"><text:bookmark text:name="d6e4121"/><text:tab/>[</text:p>
      <text:p text:style-name="P30"><text:tab/> <text:s/>{"name":"test_container_1", "count":2, "bytes":78},</text:p>
      <text:p text:style-name="P30"><text:tab/> <text:s/>{"name":"test_container_2", "count":1, "bytes":17}</text:p>
      <text:p text:style-name="P21"><text:tab/>] </text:p>
      <text:p text:style-name="P21"><text:tab/><text:span text:style-name="T3">En formato XML la respuesta ser</text:span><text:span text:style-name="T7">í</text:span><text:span text:style-name="T3">a de la siguiente forma:</text:span></text:p>
      <text:p text:style-name="P21"><text:bookmark text:name="d6e419"/><text:tab/> <text:s/>HTTP/1.1 200 OK</text:p>
      <text:p text:style-name="P30"><text:soft-page-break/><text:tab/>Date: Tue, 25 Nov 2008 19:42:35 GMT</text:p>
      <text:p text:style-name="P30"><text:tab/>Server: Apache</text:p>
      <text:p text:style-name="P21"><text:tab/>Content-Type: application/xml; charset=utf-8</text:p>
      <text:p text:style-name="P21"><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5"><text:tab/>&lt;/account&gt;</text:p>
      <text:list xml:id="list1276673583" text:continue-numbering="true" text:style-name="WW8Num3">
        <text:list-item>
          <text:list>
            <text:list-item>
              <text:list>
                <text:list-item>
                  <text:p text:style-name="P39">Listado de objetos.</text:p>
                </text:list-item>
              </text:list>
            </text:list-item>
          </text:list>
        </text:list-item>
      </text:list>
      <text:p text:style-name="P10"><text:span text:style-name="T8"><text:tab/>En el caso de los listados de objetos, se dispone de algunas variables de configuraci</text:span><text:span text:style-name="T7">ón adicionales, además de las ya descritas para los listados de contenedores. Estas nuevas variables son <text:s/></text:span><text:bookmark text:name="list-objects4"/><text:span text:style-name="Source_20_Text"><text:span text:style-name="T19">end_marker, para devolver un listado terminado en el valor especificado, prefix, para ofrecer un </text:span></text:span><text:span text:style-name="Source_20_Text"><text:span text:style-name="T19">prefijo que preceda al nombre del objeto y delimiter, para mostrar las ocurrencias listadas hasta el delimitador, desechando el resto de la direcci</text:span></text:span><text:span text:style-name="Source_20_Text"><text:span text:style-name="T21">ón. Un ejemplo de uso de delimitador es aquel en el que solo queremos listar los directorios existentes en la raíz del almacenamiento, para lo cual solo requerimos utilizar el delimitador '/' para obtener el resultado deseado.</text:span></text:span></text:p>
      <text:p text:style-name="P10"><text:span text:style-name="Source_20_Text"><text:span text:style-name="T21"><text:tab/>El formato de la petición es el siguiente:</text:span></text:span></text:p>
      <text:p text:style-name="P29"><text:span text:style-name="Source_20_Text"><text:span text:style-name="T24"/></text:span></text:p>
      <text:p text:style-name="P29"><text:span text:style-name="Source_20_Text"><text:span text:style-name="T24"><text:tab/>GET /&lt;api version&gt;/&lt;account&gt;/&lt;container&gt;[?parm=value] HTTP/1.1</text:span></text:span></text:p>
      <text:p text:style-name="P32"><text:tab/>Host: &lt;servidor&gt;</text:p>
      <text:p text:style-name="P22"><text:tab/>X-Auth-Token: &lt;identificador de sesion&gt;</text:p>
      <text:p text:style-name="P10"><text:span text:style-name="Source_20_Text"><text:span text:style-name="T21"><text:tab/>Un ejemplo de respuesta en formato JSON:</text:span></text:span></text:p>
      <text:p text:style-name="P10"><text:span text:style-name="Source_20_Text"><text:span text:style-name="T21"/></text:span></text:p>
      <text:p text:style-name="P29"><text:span text:style-name="Source_20_Text"><text:span text:style-name="T24"><text:tab/>HTTP/1.1 200 OK</text:span></text:span></text:p>
      <text:p text:style-name="P32"><text:tab/>Date: Tue, 25 Nov 2008 19:39:13 GMT</text:p>
      <text:p text:style-name="P32"><text:tab/>Server: Apache</text:p>
      <text:p text:style-name="P32"><text:tab/>Content-Length: 387</text:p>
      <text:p text:style-name="P22"><text:tab/>Content-Type: application/json; charset=utf-8</text:p>
      <text:p text:style-name="P29"><text:span text:style-name="Source_20_Text"><text:span text:style-name="T24"><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tab/> <text:s text:c="3"/>"last_modified":"2009-02-03T05:26:32.612278"},</text:p>
      <text:p text:style-name="P32"><text:tab/> <text:s/>{"name":"test_obj_2",</text:p>
      <text:p text:style-name="P32"><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2"><text:tab/>]</text:p>
      <text:p text:style-name="P23"><text:tab/><text:span text:style-name="T3">En formato XML el servidor responder</text:span><text:span text:style-name="T7">ía lo siguiente:</text:span></text:p>
      <text:p text:style-name="P24"><text:tab/>HTTP/1.1 200 OK</text:p>
      <text:p text:style-name="P32"><text:soft-page-break/><text:tab/>Date: Tue, 25 Nov 2008 19:42:35 GMT</text:p>
      <text:p text:style-name="P32"><text:tab/>Server: Apache</text:p>
      <text:p text:style-name="P32"><text:tab/>Content-Length: 643</text:p>
      <text:p text:style-name="P22"><text:tab/>Content-Type: application/xml; charset=utf-8</text:p>
      <text:p text:style-name="P24"><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2"><text:tab/>&lt;/container&gt;</text:p>
      <text:list xml:id="list624440138" text:continue-numbering="true" text:style-name="WW8Num3">
        <text:list-item>
          <text:list>
            <text:list-item>
              <text:list>
                <text:list-item>
                  <text:p text:style-name="P39">Creación de contenedores.</text:p>
                </text:list-item>
              </text:list>
            </text:list-item>
          </text:list>
        </text:list-item>
      </text:list>
      <text:p text:style-name="P13"><text:span text:style-name="Source_20_Text"><text:span text:style-name="T21"><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pan text:style-name="Source_20_Text"><text:span text:style-name="T21">siguiente:</text:span></text:span></text:p>
      <text:p text:style-name="P13"><text:span text:style-name="Source_20_Text"><text:span text:style-name="T21"/></text:span></text:p>
      <text:p text:style-name="P33"><text:span text:style-name="Source_20_Text"><text:span text:style-name="T26"><text:tab/>PUT /&lt;api version&gt;/&lt;account&gt;/&lt;container&gt; HTTP/1.1</text:span></text:span></text:p>
      <text:p text:style-name="P32"><text:tab/>Host: &lt;servidor&gt;</text:p>
      <text:p text:style-name="P22"><text:tab/>X-Auth-Token: &lt;identificador de sesi<text:span text:style-name="T27">ón&gt;</text:span></text:p>
      <text:p text:style-name="P23"><text:span text:style-name="T27"><text:tab/></text:span><text:span text:style-name="T7">La respuesta en este caso:</text:span></text:p>
      <text:p text:style-name="P10"><text:bookmark text:name="d6e682"/><text:span text:style-name="Source_20_Text"><text:span text:style-name="T24"><text:tab/>HTTP/1.1 201 Created</text:span></text:span></text:p>
      <text:p text:style-name="P32"><text:tab/>Date: Thu, 07 Jun 2010 18:50:19 GMT</text:p>
      <text:p text:style-name="P32"><text:tab/>Server: Apache</text:p>
      <text:p text:style-name="P22"><text:tab/>Content-Type: text/plain; charset=UTF-8</text:p>
      <text:p text:style-name="P14"><text:span text:style-name="Source_20_Text"><text:span text:style-name="T24"/></text:span></text:p>
      <text:list xml:id="list893753257" text:continue-numbering="true" text:style-name="WW8Num3">
        <text:list-item>
          <text:list>
            <text:list-item>
              <text:list>
                <text:list-item>
                  <text:p text:style-name="P39">Eliminación de contenedores.</text:p>
                </text:list-item>
              </text:list>
            </text:list-item>
          </text:list>
        </text:list-item>
      </text:list>
      <text:p text:style-name="P7"><text:tab/>Para la eliminaci<text:span text:style-name="T16">ó</text:span>n de un contenedor, es suficiente con la siguiente petici<text:span text:style-name="T16">ón:</text:span></text:p>
      <text:p text:style-name="P13"><text:span text:style-name="Source_20_Text"><text:span text:style-name="T24"/></text:span></text:p>
      <text:p text:style-name="P29"><text:span text:style-name="Source_20_Text"><text:span text:style-name="T24"><text:tab/>DELETE /&lt;api version&gt;/&lt;account&gt;/&lt;container&gt; HTTP/1.1</text:span></text:span></text:p>
      <text:p text:style-name="P32"><text:tab/>Host: &lt;server&gt;</text:p>
      <text:p text:style-name="P22"><text:tab/>X-Auth-Token: &lt;identificador de sesi<text:span text:style-name="T27">ó</text:span>n&gt;</text:p>
      <text:p text:style-name="P28"><text:span text:style-name="T25"><text:tab/></text:span><text:span text:style-name="T23">Sin embargo deben suceder que el contenedor est</text:span><text:span text:style-name="T21">é vacio para que este pueda ser eliminado. Su borrado es permanente. Su respuesta pudiera ser la siguiente:</text:span></text:p>
      <text:p text:style-name="P25"><text:tab/> HTTP/1.1 204 No Content</text:p>
      <text:p text:style-name="P33"><text:tab/> Date: Thu, 07 Jun 2010 18:57:07 GMT</text:p>
      <text:p text:style-name="P33"><text:tab/> Server: Apache</text:p>
      <text:p text:style-name="P33"><text:tab/> Content-Length: 0</text:p>
      <text:p text:style-name="P25"><text:soft-page-break/><text:tab/> Content-Type: text/plain; charset=UTF-8</text:p>
      <text:list xml:id="list730484985" text:continue-numbering="true" text:style-name="WW8Num3">
        <text:list-item>
          <text:list>
            <text:list-item>
              <text:list>
                <text:list-item>
                  <text:p text:style-name="P39">Recuperación de objetos.</text:p>
                </text:list-item>
              </text:list>
            </text:list-item>
          </text:list>
        </text:list-item>
      </text:list>
      <text:p text:style-name="P10"><text:span text:style-name="T8"><text:tab/>Aunque habitualmente se utiliza la operaci</text:span><text:span text:style-name="T7">ón GET para recuperar objetos del almacenamiento masivo, es posible utilizar las directivas </text:span><text:span text:style-name="T8">If-Match, </text:span>If-None-Match, If-Modified-Since y If-Unmodified-Since definidas en el protocolo RFC2616. Como sus nombres indican, su funcionalidad es hacer condicional la recuperaci<text:span text:style-name="T7">ó</text:span>n del objeto en cuesti<text:span text:style-name="T7">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0"><text:span text:style-name="T20"><text:tab/></text:span><text:span text:style-name="T24">GET /&lt;api version&gt;/&lt;account&gt;/&lt;container&gt;/&lt;object&gt; HTTP/1.1</text:span></text:p>
      <text:p text:style-name="P32"><text:tab/>Host: &lt;servidor&gt;</text:p>
      <text:p text:style-name="P22"><text:tab/>X-Auth-Token: &lt;identificador de sesi<text:span text:style-name="T27">ón&gt;</text:span></text:p>
      <text:p text:style-name="P33"><text:span text:style-name="T27"><text:tab/></text:span><text:span text:style-name="T8">Su posible respuesta correspondiente ser</text:span><text:span text:style-name="T7">ía</text:span><text:span text:style-name="T8">:</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tab/>ETag: b0dffe8254d152d8fd28f3c5e0404a10</text:p>
      <text:p text:style-name="P32"><text:tab/>Content-type: text/html</text:p>
      <text:p text:style-name="P25"><text:tab/>Content-Length: 512000</text:p>
      <text:p text:style-name="P25"><text:tab/>[ ... ]</text:p>
      <text:list xml:id="list1041460541" text:continue-numbering="true" text:style-name="WW8Num3">
        <text:list-item>
          <text:list>
            <text:list-item>
              <text:list>
                <text:list-item>
                  <text:p text:style-name="P39">Creación, o actualización de objetos.</text:p>
                </text:list-item>
              </text:list>
            </text:list-item>
          </text:list>
        </text:list-item>
      </text:list>
      <text:p text:style-name="P10"><text:span text:style-name="T21"><text:tab/>Es posible, y recomendable, que para la creación o actualización de objetos se utiliz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21">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27">ón&gt;</text:span></text:p>
      <text:p text:style-name="P32"><text:tab/>ETag: &lt;suma MD5&gt;</text:p>
      <text:p text:style-name="P32"><text:tab/>Content-Length: &lt;longitud en bytes&gt;</text:p>
      <text:p text:style-name="P22"><text:tab/>X-Object-Meta-PIN: 1234</text:p>
      <text:p text:style-name="P34"><text:tab/>[ ... ]</text:p>
      <text:p text:style-name="P34"/>
      <text:p text:style-name="P12"><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2"><text:tab/>Content-Type: text/plain; charset=UTF-8</text:p>
      <text:list xml:id="list1287924946" text:continue-numbering="true" text:style-name="WW8Num3">
        <text:list-item>
          <text:list>
            <text:list-item>
              <text:list>
                <text:list-item>
                  <text:p text:style-name="P39"><text:soft-page-break/>Copia de objetos.</text:p>
                </text:list-item>
              </text:list>
            </text:list-item>
          </text:list>
        </text:list-item>
      </text:list>
      <text:p text:style-name="P13"><text:span text:style-name="Source_20_Text"><text:span text:style-name="T21"><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2"><text:tab/>Content-Length: 0 </text:p>
      <text:p text:style-name="P18"><text:tab/>COPY /&lt;api version&gt;/&lt;account&gt;/&lt;container&gt;/&lt;sourceobject&gt; HTTP/1.1<text:line-break/><text:tab/>Host: &lt;storage URL&gt;<text:line-break/><text:tab/>X-Auth-Token: &lt;some-auth-token&gt;<text:line-break/><text:tab/>Destination: /&lt;container&gt;/&lt;destobject&gt;</text:p>
      <text:list xml:id="list566179413" text:continue-numbering="true" text:style-name="WW8Num3">
        <text:list-item>
          <text:list>
            <text:list-item>
              <text:list>
                <text:list-item>
                  <text:p text:style-name="P39">Eliminación de objetos.</text:p>
                </text:list-item>
              </text:list>
            </text:list-item>
          </text:list>
        </text:list-item>
      </text:list>
      <text:p text:style-name="P13"><text:span text:style-name="Source_20_Text"><text:span text:style-name="T21"><text:tab/>La eliminación de objetos es inmediata y permanente, toda operación sobre el objeto despue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tab/>DELETE /&lt;api version&gt;/&lt;account&gt;/&lt;container&gt;/&lt;object&gt; HTTP/1.1</text:p>
      <text:p text:style-name="P32"><text:tab/>Host: &lt;servidor&gt;</text:p>
      <text:p text:style-name="P22"><text:tab/>X-Auth-Token: &lt;identificador de sesi<text:span text:style-name="T27">ón</text:span>&gt;</text:p>
      <text:p text:style-name="P22"><text:tab/><text:span text:style-name="T3">Su respuesta se asemajar</text:span><text:span text:style-name="T7">á a la detallada a continuación:</text:span></text:p>
      <text:p text:style-name="P34"><text:tab/>HTTP/1.1 204 No Content</text:p>
      <text:p text:style-name="P32"><text:tab/>Date: Thu, 07 Jun 2010 20:59:39 GMT</text:p>
      <text:p text:style-name="P32"><text:tab/>Server: Apache</text:p>
      <text:p text:style-name="P22"><text:tab/>Content-Type: text/plain; charset=UTF-8</text:p>
      <text:list xml:id="list1913034434" text:continue-numbering="true" text:style-name="WW8Num3">
        <text:list-item>
          <text:list>
            <text:list-item>
              <text:p text:style-name="P39">Entorno de operación.</text:p>
            </text:list-item>
          </text:list>
        </text:list-item>
      </text:list>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861414811" text:continue-numbering="true" text:style-name="WW8Num3">
        <text:list-item>
          <text:p text:style-name="P39">Linux.</text:p>
        </text:list-item>
      </text:list>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6"><text:soft-page-break/><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text:tab/></text:p>
      <text:p text:style-name="P6"><draw:frame draw:style-name="fr2" draw:name="gráficos2" text:anchor-type="char" svg:y="0in" svg:width="3.9984in" svg:height="2.3634in" draw:z-index="0"><draw:image xlink:href="Pictures/1000020100000180000000E3B56A633D.png" xlink:type="simple" xlink:show="embed" xlink:actuate="onLoad"/></draw:frame></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138804374" text:continue-numbering="true" text:style-name="WW8Num3">
        <text:list-item>
          <text:list>
            <text:list-item>
              <text:p text:style-name="P39">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text:soft-page-break/>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list xml:id="list1464962811" text:continue-numbering="true" text:style-name="WW8Num3">
        <text:list-item>
          <text:list>
            <text:list-item>
              <text:list>
                <text:list-item>
                  <text:p text:style-name="P39">Proceso de una operación.</text:p>
                </text:list-item>
              </text:list>
            </text:list-item>
          </text:list>
        </text:list-item>
      </text:list>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a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10"><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5.8638in" svg:height="4.3118in" draw:z-index="3"><draw:image xlink:href="Pictures/10000201000002330000019E8ACB4F33.png" xlink:type="simple" xlink:show="embed" xlink:actuate="onLoad"/></draw:frame><text:soft-page-break/></text:p>
      <text:list xml:id="list125773225" text:continue-numbering="true" text:style-name="WW8Num3">
        <text:list-item>
          <text:list>
            <text:list-item>
              <text:list>
                <text:list-item>
                  <text:p text:style-name="P39">Estructura genérica de dispositivos de bloque.</text:p>
                </text:list-item>
              </text:list>
            </text:list-item>
          </text:list>
        </text:list-item>
      </text:list>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6"/>
      <text:p text:style-name="P6"><draw:frame draw:style-name="fr2" draw:name="gráficos3" text:anchor-type="char" svg:y="0in" svg:width="4.061in" svg:height="2.6134in" draw:z-index="1"><draw:image xlink:href="Pictures/1000020100000186000000FB25011A9E.png" xlink:type="simple" xlink:show="embed" xlink:actuate="onLoad"/></draw:frame><text:soft-page-break/></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434078013" text:continue-numbering="true" text:style-name="WW8Num3">
        <text:list-item>
          <text:list>
            <text:list-item>
              <text:p text:style-name="P39">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text:soft-page-break/>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list xml:id="list1651815711" text:continue-numbering="true" text:style-name="WW8Num3">
        <text:list-item>
          <text:list>
            <text:list-item>
              <text:p text:style-name="P39">Network Block Device.</text:p>
            </text:list-item>
          </text:list>
        </text:list-item>
      </text:list>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text:soft-page-break/>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socket que realiza el envi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ultiplos de bloques.</text:p>
      <text:p text:style-name="P7"><text:tab/>Finalmente la estructura reply se compone de lo siguiente:</text:p>
      <text:p text:style-name="P7"><text:tab/></text:p>
      <text:p text:style-name="P7"><text:soft-page-break/><text:tab/><text:span text:style-name="T18">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list xml:id="list1440651090" text:continue-numbering="true" text:style-name="WW8Num3">
        <text:list-item>
          <text:p text:style-name="P39">Windows.</text:p>
        </text:list-item>
      </text:list>
      <text:p text:style-name="P7"><text:tab/>Dentro de la arquitectura del conocido sistema operativo de Microsoft nos encontramos con diversos componentes organizados de la siguiente manera:</text:p>
      <text:p text:style-name="P7"><text:tab/></text:p>
      <text:p text:style-name="P7"><draw:frame draw:style-name="fr4" draw:name="graphics1" text:anchor-type="paragraph" svg:width="6.6929in" svg:height="3.3165in" draw:z-index="4"><draw:image xlink:href="Pictures/10000201000002C50000017E0D2CB7D7.png" xlink:type="simple" xlink:show="embed" xlink:actuate="onLoad"/></draw:frame></text:p>
      <text:p text:style-name="P7"><text:soft-page-break/><text:tab/>En la figura podemos diferenciar los subsistemas que trabajan en espacio de usuario y en espacio del núcleo. Dentro del espacio de usuario tendremos:</text:p>
      <text:p text:style-name="P7"/>
      <text:list xml:id="list1158436710" text:style-name="L1">
        <text:list-item>
          <text:p text:style-name="P50"><text:span text:style-name="T15">Procesos de soporte del sistema:</text:span> ejemplos de este subsistema son el proceso de autenticación, el organizador de sesiones y otros procesos que no son iniciados por el organizador de control de servicios</text:p>
        </text:list-item>
        <text:list-item>
          <text:p text:style-name="P50"><text:span text:style-name="T15">Servicios del sistema y aplicaciones de usuario:</text:span> estos se apoyan en librerías dinámicas del sistema, y los subsistemas de entorno para realizar su cometido.</text:p>
        </text:list-item>
        <text:list-item>
          <text:p text:style-name="P50"><text:span text:style-name="T15">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326237340" text:style-name="L2">
        <text:list-item>
          <text:p text:style-name="P62"><text:span text:style-name="T6">El ejecutor de Windows</text:span><text:span text:style-name="T8">, el cual conforma la base principal del sistema, ofreciendo los servicios mínimos del sistema(uso de memoria, creación de procesos e hilos, seguridad, entrada/salida...)</text:span></text:p>
        </text:list-item>
        <text:list-item>
          <text:p text:style-name="P51"><text:span text:style-name="T15">El núcleo</text:span>, que reune las funciones en bajo nivel requeridas para que el ejecutor ofrezca los servicios mínimos</text:p>
        </text:list-item>
        <text:list-item>
          <text:p text:style-name="P51"><text:span text:style-name="T15">Los drivers de dispositivos</text:span>, que se comunicarán con el hardware</text:p>
        </text:list-item>
        <text:list-item>
          <text:p text:style-name="P51"><text:span text:style-name="T15">La capa de abstracción de hardware</text:span>,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1306839352" text:style-name="L3">
        <text:list-item>
          <text:p text:style-name="P52"><text:span text:style-name="T15">El manejador de entrada salida:</text:span> dicho subsistema se apoya en los drivers de dispositivos o en los sistemas de ficheros para realizar delegar la tarea encomendada al componente correspondiente.</text:p>
        </text:list-item>
        <text:list-item>
          <text:p text:style-name="P52"><text:span text:style-name="T15">El manejador de cache</text:span>, que se encarga de organizar los datos requeridos recientemente por el espacio de usuario en memoria, manteniendolos en esta para agilizar posteriores accesos.</text:p>
        </text:list-item>
        <text:list-item>
          <text:p text:style-name="P52"><text:span text:style-name="T15">El manejador de procesos e hilos</text:span>, que se encarga de iniciar y finalizar los distintos procesos e hilos y de ofrecerles el soporte requerido.</text:p>
        </text:list-item>
        <text:list-item>
          <text:p text:style-name="P52"><text:span text:style-name="T15">El manejador de objetos del núcleo</text:span>, cuyo objetivo principal es mantener las estructuras necesarias para su correcto funcionamiento.</text:p>
        </text:list-item>
        <text:list-item>
          <text:p text:style-name="P52"><text:span text:style-name="T15">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52"><text:span text:style-name="T15">El monitor de seguridad</text:span>, que activará las politicas de seguridad de acceso a cualquier medio.</text:p>
        </text:list-item>
        <text:list-item>
          <text:p text:style-name="P52"><text:span text:style-name="T15">El manejador de memoria</text:span>, que se encarga de alojar información en memoria principal, o devolverla al dispositivo de bloques del que proviene.</text:p>
        </text:list-item>
        <text:list-item>
          <text:p text:style-name="P52"><text:span text:style-name="T15">El manejador de configuración del sistema</text:span>, que gestionará el registro de Windows y la informacion contenida en el.</text:p>
        </text:list-item>
        <text:list-item>
          <text:p text:style-name="P52"><text:span text:style-name="T15">El manejador de entrada/salida</text:span>, que implementa una interfaz general de entrada salida independiente del dispositivo.</text:p>
        </text:list-item>
        <text:list-item>
          <text:p text:style-name="P52"><text:span text:style-name="T15">Las rutinas <text:s/>de instrumentación</text:span> ofrecidas por el servicio WMI de Windows, que permiten a los drivers de los dispositivos publicar información de configuración y estadisticas sobre el dispositivo.</text:p>
        </text:list-item>
        <text:list-item>
          <text:p text:style-name="P52"><text:span text:style-name="T15">El invocador de procedimientos avanzado</text:span>, que realiza las tareas necesarias para la ejecución de cualquier software.</text:p>
        </text:list-item>
        <text:list-item>
          <text:p text:style-name="P52"><text:soft-page-break/><text:span text:style-name="T15">La interfaz de dispositivos de gráficos</text:span>, apoyada en sus correspondientes dispositivos, y que realizará la tarea de gestionar el entorno gráfico del sistema.</text:p>
        </text:list-item>
      </text:list>
      <text:p text:style-name="P7"/>
      <text:p text:style-name="P7"><text:tab/>Estos subsistemas <text:s/>están gobernados por el ejecutor de Windows y quedan resumidos en la siguiente imagen:</text:p>
      <text:p text:style-name="P7"><text:tab/></text:p>
      <text:p text:style-name="P7"><draw:frame draw:style-name="fr4" draw:name="graphics2" text:anchor-type="paragraph" svg:width="6.3319in" svg:height="1.8953in" draw:z-index="5"><draw:image xlink:href="Pictures/1000020100000260000000B65D7B3F22.png" xlink:type="simple" xlink:show="embed" xlink:actuate="onLoad"/></draw:frame></text:p>
      <text:p text:style-name="P7"><text:tab/>Analizaremos posteriormente en mayor detalle los subsistemas más relevantes.</text:p>
      <text:p text:style-name="P7"/>
      <text:list xml:id="list353788361" text:continue-list="list1440651090" text:style-name="WW8Num3">
        <text:list-item>
          <text:list>
            <text:list-item>
              <text:p text:style-name="P39">Subsistema de entorno y librerías dinámicas.</text:p>
            </text:list-item>
          </text:list>
        </text:list-item>
      </text:list>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420778415" text:style-name="L4">
        <text:list-item>
          <text:p text:style-name="P53">La función se implementa en la librería, y por tanto, el espacio del núcleo no requiere saber de la llamada a esta función, luego será resuelta por la librería y se continuará con la ejecución normal del sistema.</text:p>
        </text:list-item>
        <text:list-item>
          <text:p text:style-name="P53">La función requiere llamar al ejecutor de Windows para realizar alguna de sus funciones, luego se realizarán algunas tareas puntuales en espacio del núcleo y se continuará el resto de ejecución en espacio de usuario. </text:p>
        </text:list-item>
        <text:list-item>
          <text:p text:style-name="P53">La función requiere el uso del subsistema de entorno, enviándole un mensaje para que resuelva una tarea concreta, y continúe su ejecución posteriormente.</text:p>
        </text:list-item>
      </text:list>
      <text:p text:style-name="P7"/>
      <text:p text:style-name="P7"><text:tab/>Estos comportamientos se resumen en la siguiente figura:</text:p>
      <text:p text:style-name="P7"/>
      <text:p text:style-name="P7"><text:tab/>Insertar imagen aquí.</text:p>
      <text:p text:style-name="P7"/>
      <text:p text:style-name="P7"><text:tab/>Entre los subsistemas de entornos, nos encontramos con el subsistema propio de Windows, y por cuestiones de soporte, el subsistema POSIX(Portable Operating System Interface based on Unix). Puesto que nuestro objetivo se centra en el espacio del núcleo, no estudiaremos en mayor profundidad este componente.</text:p>
      <text:p text:style-name="P7"/>
      <text:list xml:id="list1732681111" text:continue-list="list353788361" text:style-name="WW8Num3">
        <text:list-item>
          <text:list>
            <text:list-item>
              <text:p text:style-name="P39">Ejecutor de Windows.</text:p>
            </text:list-item>
          </text:list>
        </text:list-item>
      </text:list>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1063387262" text:style-name="L5">
        <text:list-item>
          <text:p text:style-name="P54">Funciones exportadas al espacio de usuario, o servicios del sistema, la librería Ntdll se encarga de ofrecerlos. Muchos de los servicios son accesibles desde la API de Windows, o a través del subsistema de entorno.</text:p>
        </text:list-item>
        <text:list-item>
          <text:p text:style-name="P54">Drivers de dispositivos, llamados a través de la función DeviceIOControl y que ofrece una interfaz general al espacio de usuario para llamar a los servicios de un dispositivo.</text:p>
        </text:list-item>
        <text:list-item>
          <text:p text:style-name="P54"><text:soft-page-break/>Funciones que solo pueden ser llamadas desde el espacio del núcleo. </text:p>
        </text:list-item>
        <text:list-item>
          <text:p text:style-name="P54">Funciones definidas como símbolos globales, pero que no son exportados al espacio de usuario.</text:p>
        </text:list-item>
      </text:list>
      <text:p text:style-name="P7"/>
      <text:p text:style-name="P7"><text:tab/>Además, el ejecutor de Windows contiene cuatro grupos de funciones de soporte para los componentes organizados por este. Los grupos son los siguientes:</text:p>
      <text:p text:style-name="P7"/>
      <text:list xml:id="list525035194" text:style-name="L6">
        <text:list-item>
          <text:p text:style-name="P55">Las funciones del manejador de objetos del ejecutor, que crea y destruye los objetos que sirven de infraestructura para el nucleo.</text:p>
        </text:list-item>
        <text:list-item>
          <text:p text:style-name="P55">El ALPC(Advanced Local Procedure Call, lanzador de procedimientos locales avanzados) que se encarga del paso de mensajes entre procesos.</text:p>
        </text:list-item>
        <text:list-item>
          <text:p text:style-name="P55">La librería de funciones comunes del sistema.</text:p>
        </text:list-item>
        <text:list-item>
          <text:p text:style-name="P55">Las rutinas de soporte del ejecutor.</text:p>
        </text:list-item>
      </text:list>
      <text:p text:style-name="P7"/>
      <text:list xml:id="list1401660843" text:continue-list="list1732681111" text:style-name="WW8Num3">
        <text:list-item>
          <text:list>
            <text:list-item>
              <text:p text:style-name="P39">El núcleo.</text:p>
            </text:list-item>
          </text:list>
        </text:list-item>
      </text:list>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el se utilizan objetos de control y primitivas que serán controladas por el ejecutor, el cual expondrá los recursos compartidos utilizando las distintas políticas de seguridad. Además dispone de el control de region del procesador y el bloque de control para almacenar información especifica del procesador y su ejecución en curso.</text:p>
      <text:p text:style-name="P7"/>
      <text:list xml:id="list732948562" text:continue-numbering="true" text:style-name="WW8Num3">
        <text:list-item>
          <text:list>
            <text:list-item>
              <text:p text:style-name="P39">Drivers de dispositivos.</text:p>
            </text:list-item>
          </text:list>
        </text:list-item>
      </text:list>
      <text:p text:style-name="P7"><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list xml:id="list789797052" text:style-name="L7">
        <text:list-item>
          <text:p text:style-name="P56"><text:span text:style-name="T15">Drivers de dispositivos</text:span>, que utilizan la capa HAL para comunicarse con estos.</text:p>
        </text:list-item>
        <text:list-item>
          <text:p text:style-name="P56"><text:span text:style-name="T15">Drivers de sistemas de ficheros</text:span>, que aceptan peticiones genéricas de entrada salida y las traducen a peticiones de un dispositivo concreto.</text:p>
        </text:list-item>
        <text:list-item>
          <text:p text:style-name="P56"><text:span text:style-name="T15">Drivers de filtro de sistemas de ficheros</text:span>, los cuales son drivers que colaboran con los de sistemas de ficheros para ofrecerle una nueva funcionalidad.</text:p>
        </text:list-item>
        <text:list-item>
          <text:p text:style-name="P56"><text:span text:style-name="T15">Redirectores de red y servidores</text:span>, que, siendo drivers de sistemas de ficheros, transmiten las peticiones de un sistema de ficheros a través de la red y reciben las peticiones.</text:p>
        </text:list-item>
        <text:list-item>
          <text:p text:style-name="P56"><text:span text:style-name="T15">Drivers de protocolos</text:span>, los cuales implementan los protocolos de comunicaciones básicos y más extendidos como TCP/IP, NetBEUI e IPX/SPX.</text:p>
        </text:list-item>
        <text:list-item>
          <text:p text:style-name="P56"><text:span text:style-name="T15">Drivers de filtro para flujos de ejecución del núcleo</text:span>, que implementan el procesos de señalización en grandes <text:s/>flujos de datos.</text:p>
        </text:list-item>
      </text:list>
      <text:p text:style-name="P7"/>
      <text:p text:style-name="P7"><text:tab/>Con esto, el modelo de drivers puede ser resumido en tres tipos concretos:</text:p>
      <text:p text:style-name="P7"/>
      <text:list xml:id="list535947609" text:style-name="L8">
        <text:list-item>
          <text:p text:style-name="P57"><text:span text:style-name="T15">Drivers de bus</text:span>, que se encargan de utilizar los controladores de bus, adaptadores, puentes, y cualquier dispositivo capaz de comunicar diferentes dispositivos.</text:p>
        </text:list-item>
        <text:list-item>
          <text:p text:style-name="P57"><text:span text:style-name="T15">Drivers de función</text:span>, que implementan la funcionalidad principal de un dispositivo en cuestión.</text:p>
        </text:list-item>
        <text:list-item>
          <text:p text:style-name="P57"><text:span text:style-name="T15">Drivers de filtro</text:span>, que implementan una funcionalidad añadida a un driver de función.</text:p>
        </text:list-item>
      </text:list>
      <text:p text:style-name="P7"/>
      <text:p text:style-name="P7"><text:soft-page-break/><text:tab/>Para el desarrollo de estos drivers, la Windows Driver Foundation provee al usuario de las plataformas para drivers en espacio del núcleo(KMDF, Kernel-mode driver framework), y para drivers en espacio de usuario(UMDF, User-mode driver framework).</text:p>
      <text:p text:style-name="P7"/>
      <text:list xml:id="list1279112981" text:continue-list="list732948562" text:style-name="WW8Num3">
        <text:list-item>
          <text:list>
            <text:list-item>
              <text:p text:style-name="P39">Componentes del sistema de entrada/salida.</text:p>
            </text:list-item>
          </text:list>
        </text:list-item>
      </text:list>
      <text:p text:style-name="P7"><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7"><text:tab/>El gestor de entrada salida es el principal componente de este subsistema, cumpliendo el objetivo de conectar dispositivos(virtuales, lógicos y físicos) con el espacio de usuario. Conforma una infraestructura de soporte para los drivers.</text:p>
      <text:p text:style-name="P7"><text:tab/>Los drivers de dispositivos ofrecen una interfaz de comunicación que es direccionada a través del gestor de entrada/salida. Cuando el usuario envía una petición, el gestor de entrada/salida la recoge y decide quien debe responder a esta, direccionando la petición al dispositivo adecuado. </text:p>
      <text:p text:style-name="P7"><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7"><text:tab/>El gestor de consumo energético realizará las transiciones adecuadas de los dispositivos entre los distintos estados de consumo(encendido, apagado, modo de bajo consumo, etc).</text:p>
      <text:p text:style-name="P7"><text:tab/>Las rutinas de servicio del proveedor de instrumentación de Windows hacen de interfaz de comunicación entre el proveedor de instrumentación y los drivers de los dispositivos.</text:p>
      <text:p text:style-name="P7"><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7"/>
      <text:list xml:id="list1426076921" text:continue-numbering="true" text:style-name="WW8Num3">
        <text:list-item>
          <text:list>
            <text:list-item>
              <text:list>
                <text:list-item>
                  <text:p text:style-name="P39">Gestor de entrada/salida.</text:p>
                </text:list-item>
              </text:list>
            </text:list-item>
          </text:list>
        </text:list-item>
      </text:list>
      <text:p text:style-name="P7"><text:tab/>Este subsistema sirve de infraestructura para recoger peticiones de entrada/salida, en forma de paquetes llamados IRP(I/O Request Packet). Su diseño permite que un hilo de procesamiento se encargue de mu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7"><text:tab/>Por otro lado este subsistema ofrece un código común para todos los dispositivos, permitiendo que los drivers reduzcan su tamaño, retirándoles el código de las tareas comunes con otros dispositivos.</text:p>
      <text:p text:style-name="P7"><text:tab/>Los drivers disponen de una interfaz modular y uniforme, de forma que el gestor de entrada salida puede tratarlos sin necesidad de tener ningún conocimiento acerca de como procesa las peticiones. De esta forma, el driver solo tiene que encargarse de traducir una petición genérica a una petición especifica del hardware que lo gestiona. Es posible que los drivers se llamen unos a otros para resolver la gestión de la petición en curso.</text:p>
      <text:p text:style-name="P7"><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7"/>
      <text:list xml:id="list153368776" text:continue-numbering="true" text:style-name="WW8Num3">
        <text:list-item>
          <text:list>
            <text:list-item>
              <text:list>
                <text:list-item>
                  <text:p text:style-name="P39">Drivers de dispositivos.</text:p>
                </text:list-item>
              </text:list>
            </text:list-item>
          </text:list>
        </text:list-item>
      </text:list>
      <text:p text:style-name="P7"><text:tab/>Atendiendo a la clasificación de si se trata de un driver en espacio de usuario o en espacio de núcleo, podemos constatar que en el espacio de usuario se disponen de tres tipos: Drivers de <text:soft-page-break/>Dispositivos Virtuales(VDDs), drivers de impresoras, y drivers de la infraestructura de drivers en espacio de usuario.</text:p>
      <text:p text:style-name="P7"><text:tab/>Los drivers de dispositivos virtuales se mantienen por compatibilidad con MS-DOS, ya que emulan aplicaciones de 16 bits, capturando sus llamadas a dispositivos y traduciendolas a los dispositivos reales.</text:p>
      <text:p text:style-name="P7"><text:tab/>Los drivers de impresoras traducen las peticiones de dispositivos de gráficos genéricos a comandos de impresión.</text:p>
      <text:p text:style-name="P7"><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7"><text:tab/>En el espacio del nucleo, podemos se dispone de los drivers de sistemas de ficheros, que recogen las peticiones y las envi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7"><text:tab/>Por otro lado, se encuentran los drivers pertenecientes al modelo de drivers de Windows(Windows Driver Model). Entre estos encontramos los drivers de bus, los drivers de funcionalidad, y los drivers de filtro comentados anteriormente.</text:p>
      <text:p text:style-name="P7"><text:tab/>Puesto que un driver puede ser dividido en distintos niveles, es posible clasificarlos en otros tres tipos distintos, de clase, de puertos o de minipuertos.</text:p>
      <text:p text:style-name="P7"><text:tab/>Los dispositivos de clase implementan drivers para una clase en particular de driver(drivers de discos, de cintas, de CR-ROM...).</text:p>
      <text:p text:style-name="P7"><text:tab/>Los dispositivos de puertos procesan peticiones para enviarlas por un tipo específico de puerto, como un puerto SCSI, COM, USB. Estos se implementan como librerías del núcleo, ya que son drivers escritos por Microsoft con el sistema operativo.</text:p>
      <text:p text:style-name="P7"><text:tab/>Los drivers de minipuertos traducen una petición genérica a un petición de un puerto concreto, siendo drivers para un dispositivo que importan las funciones de un dispositivo de puerto.</text:p>
      <text:p text:style-name="P7"><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7"/>
      <text:list xml:id="list1736456186" text:continue-numbering="true" text:style-name="WW8Num3">
        <text:list-item>
          <text:list>
            <text:list-item>
              <text:list>
                <text:list-item>
                  <text:p text:style-name="P39">Estructura de un driver.</text:p>
                </text:list-item>
              </text:list>
            </text:list-item>
          </text:list>
        </text:list-item>
      </text:list>
      <text:p text:style-name="P7"><text:tab/>Dentro de un driver se encuentran una serie de funciones que resuelven las diversas tareas que requiere el sistema operativo para ofrecer el resultado de las operaciones al espacio de usuario. Pueden dividirse en dos subgrupos, las funciones principales, que se encuentran en todo driver, y las funciones auxiliares, que según las infraestructuras que requiera el driver, aparecerán, o no lo harán.</text:p>
      <text:p text:style-name="P7"><text:tab/>Dentro de las rutinas principales, o imprescindibles tenemos las rutinas de inicialización del driver(DriverEntry) que se utilizan recien cargado el driver en memoria principal, e inicializa las estructuras principales del driver.</text:p>
      <text:p text:style-name="P7"><text:tab/>Para el buen funcionamiento de la infraestructura PnP se incluye una rutina de añadido de dispositivo(add-device routine) que recibe la notificación del gestor PnP y aloja el objeto del dispositivo descubierto en el núcleo.</text:p>
      <text:p text:style-name="P7"><text:tab/>Es posible encontrar una serie de rutinas dentro del driver que conforman las operaciones que puede realizar el usuario sobre el dispositivo. Las principales suelen ser las rutinas de apertura, cierre, lectura y escritura, aunque pueden existir otras en función de las operaciones que ofrezca el dispositivo.</text:p>
      <text:p text:style-name="P7"><text:tab/>Si el driver se sirve de las colas de gestión proveidas por gestor de entrada/salida, definirá una operación start que iniciará la transferencia de peticiones. El gestor de entrada/salida se <text:soft-page-break/>encargará entonces de serializar las peticiones y enviarlas una a una al dispositivo.</text:p>
      <text:p text:style-name="P7"><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7"><text:tab/>El resto de rutinas que detallamos a continuación, pertenecen al segundo grupo antes comentado, es decir, estas rutinas aparecen en función de ciertas condiciones que debe cumplir el driver, y de no cumplirse no existe la necesidad de implementarla.</text:p>
      <text:p text:style-name="P7"><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7"><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7"><text:tab/>Si el driver está preparado para comunicarse con el gestor de cache, debe implementar una rutina de resolución rápida. Esta rutina pemitirá resolver la petición a través de la cache del sistema, evitando realizar nuevas operaciones de entrada salida.</text:p>
      <text:p text:style-name="P7"><text:tab/>Es posible, pero no necesario, que el driver disponga de una rutina de descarga, para realizar las labores de liberación de memoria y recursos que este utilizara durante su ejecución. Además, es posible que definir una rutina, aparte, para la limpieza de las infraestructuras en el apagado del sistema.</text:p>
      <text:p text:style-name="P7"><text:tab/>Por último, puede definirse una rutina de registro de errores.</text:p>
      <text:p text:style-name="P7"/>
      <text:list xml:id="list1632933268" text:continue-numbering="true" text:style-name="WW8Num3">
        <text:list-item>
          <text:list>
            <text:list-item>
              <text:list>
                <text:list-item>
                  <text:p text:style-name="P39">Objetos de drivers y objetos de dispositivos.</text:p>
                </text:list-item>
              </text:list>
            </text:list-item>
          </text:list>
        </text:list-item>
      </text:list>
      <text:p text:style-name="P7"><text:tab/>El gestor de entrada/salida se comunica con dos tipos de objetos que le ofrecen las operaciones disponibles y cualquier información que requiera saber para llevarla a cabo. Estos son los objetos de driver, y de dipositivo. Los objetos de drivers representan el driver que puede manejar los distintos dispositivos conectados al sistema, y los de dispositivo, los dispositivos, físicos o lógicos que pueden ser gobernados por dicho driver.</text:p>
      <text:p text:style-name="P7"><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7"><text:tab/>Al crearse el dispositivo, es posible asignarle un nombre que será almacenado en el gestor del espacio de nombres de objetos, el cual es inaccesible directamente desde el espacio de usuario. Para que sea accesible, debe hacerse un enlace desde el directorio \Global hacia el directorio \Device, del espacio de nombres, donde el nombre del objeto realmente se encuentra. Para exportar las interfaces <text:s/>se utiliza la función IoRegisterDeviceInterface, y para habilitarla, se utiliza IoSetDeviceInterfaceState. Desde ese momento, el usuario puede utilizar la infraestructura PnP para utilizar la interfaz.</text:p>
      <text:p text:style-name="P7"><text:tab/>Con esta infraestructura, un objeto driver es asociado con los distintos objetos dispositivos. De esta forma, el gestor de entrada/salida no requiere conocer los detalles de un dispositivo concreto.</text:p>
      <text:p text:style-name="P7"/>
      <text:list xml:id="list1734347373" text:continue-numbering="true" text:style-name="WW8Num3">
        <text:list-item>
          <text:list>
            <text:list-item>
              <text:list>
                <text:list-item>
                  <text:p text:style-name="P39">Estructuras de ficheros.</text:p>
                </text:list-item>
              </text:list>
            </text:list-item>
          </text:list>
        </text:list-item>
      </text:list>
      <text:p text:style-name="P7"><text:tab/>Las estructuras de ficheros cumplen los requisitos de diseño de los objetos en Windows(son recursos compartidos, pueden tener nombre, deben estar protegidos y soportan sincronización). Su única diferencia, es que los objetos compartidos suelen estar alojados en memoria, y en los ficheros, <text:soft-page-break/>se encuentran en un dispositivo físico. Su representación se compone de los siguientes atributos:</text:p>
      <text:list xml:id="list848523281" text:style-name="L9">
        <text:list-item>
          <text:p text:style-name="P42">Nombre de fichero.</text:p>
        </text:list-item>
        <text:list-item>
          <text:p text:style-name="P58"><text:span text:style-name="T15">Desplazamiento del byte actual</text:span>(respecto al comienzo del fichero).</text:p>
        </text:list-item>
        <text:list-item>
          <text:p text:style-name="P42">Modo de compartición.</text:p>
        </text:list-item>
        <text:list-item>
          <text:p text:style-name="P42">Banderas de modo de apertura.</text:p>
        </text:list-item>
        <text:list-item>
          <text:p text:style-name="P42">Puntero al objeto de dispositivo.</text:p>
        </text:list-item>
        <text:list-item>
          <text:p text:style-name="P42">Puntero a la partición.</text:p>
        </text:list-item>
        <text:list-item>
          <text:p text:style-name="P42">Puntero a la sección de punteros de objetos.</text:p>
        </text:list-item>
        <text:list-item>
          <text:p text:style-name="P42">Puntero al mapa privado de cache.</text:p>
        </text:list-item>
        <text:list-item>
          <text:p text:style-name="P42">Lista de paquetes de petición de entrada/salida.</text:p>
        </text:list-item>
        <text:list-item>
          <text:p text:style-name="P58"><text:span text:style-name="T15">Contexto de finalización de entrada/salida:</text:span> de existir, comunica el estado de finalización de la petición en curso sobre el puerto</text:p>
        </text:list-item>
        <text:list-item>
          <text:p text:style-name="P58"><text:span text:style-name="T15">Extensiones del objeto de fichero:</text:span> almacena la prioridad, si requiere chequeos de seguridad, y si contiene extensiones que almacenan información de contexto.</text:p>
        </text:list-item>
      </text:list>
      <text:p text:style-name="P7"/>
      <text:p text:style-name="P7"><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7"/>
      <text:list xml:id="list1309700936" text:style-name="L10">
        <text:list-item>
          <text:p text:style-name="P43">Parámetros de transacción.</text:p>
        </text:list-item>
        <text:list-item>
          <text:p text:style-name="P43">Detalles del objeto de dispositivo: <text:span text:style-name="T1">Identifica el driver de filtro adecuado.</text:span></text:p>
        </text:list-item>
        <text:list-item>
          <text:p text:style-name="P43">Estatus de bloqueo de rango de entrada/salida:<text:span text:style-name="T1"> permite al espacio de usuario bloquear buffers en el espacio del núcleo optimizando las operaciones asíncronas.</text:span></text:p>
        </text:list-item>
        <text:list-item>
          <text:p text:style-name="P43">Genérica:<text:span text:style-name="T1"> almacena información específica para el driver de filtro.</text:span></text:p>
        </text:list-item>
        <text:list-item>
          <text:p text:style-name="P43">Entrada/salida programada del fichero:<text:span text:style-name="T1"> almacena la reserva de ancho de banda del dispositivo para garantizar el buen funcionamiento de aplicaciones multimedia.</text:span></text:p>
        </text:list-item>
        <text:list-item>
          <text:p text:style-name="P43">Enlaces simbólicos: <text:span text:style-name="T1">información para resolver enlaces simbólicos.</text:span></text:p>
        </text:list-item>
      </text:list>
      <text:p text:style-name="P7"/>
      <text:p text:style-name="P7"><text:tab/>Cuando el espacio de usuario pide al núcleo la apertura de un fichero, el gestor de entrada/salida se comunica con el subsistema adecuado(en este caso, el gestor de objetos), para que este, con ayuda del núcleo genere un manejador para el fichero. El gestor de entrada/salida, enviará posteriormente este manejador ala aplicación que la solicitó. Durante este proceso, cualquier chequeo de seguridad debe ser resuelto por el gestor de entrada/salida.</text:p>
      <text:p text:style-name="P7"><text:tab/>El objeto de fichero es alojado en memoria y es una representación de un recurso compartido, no el recurso en sí. Esta representación almacena los datos necesarios para utilizar el fichero, mientras que el fichero almacena los datos a utilizar. Por otro lado, el manejador debe ser único para un proceso, mientras que el fichero no tiene por que serlo(p.e. Varios procesos utilizan el mismo fichero). En caso de escrituras, se evitan los problemas de concurrencia utilizando la función de Windows LockFile.</text:p>
      <text:p text:style-name="P7"><text:tab/>Cuando el fichero se abre, se incluye en el espacio de nombres bajo el directorio “\Device\HarddiskVolumeN”, que representa el directorio de la partición abierta, de la que se recibe el fichero. Para que sea compartido directamente con el espacio de usuario, es necesario hacer un enlace simbólico en el directorio “\Global”.</text:p>
      <text:p text:style-name="P7"/>
      <text:list xml:id="list98797513" text:continue-list="list1734347373" text:style-name="WW8Num3">
        <text:list-item>
          <text:list>
            <text:list-item>
              <text:list>
                <text:list-item>
                  <text:p text:style-name="P39">Paquetes de peticiones de entrada/salida.</text:p>
                </text:list-item>
              </text:list>
            </text:list-item>
          </text:list>
        </text:list-item>
      </text:list>
      <text:p text:style-name="P7"><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olo <text:soft-page-break/>utilizen una posición en la pila, y una cola larga para las que utilizen múltiples posiciones en la pila. Para mejorar la gestión de operaciones entre varios procesadores, se añade una lista global además de las anteriores.</text:p>
      <text:p text:style-name="P7"><text:tab/>Por defecto un IRP utiliza 10 posiciones en la pila de IRPs, y, por tanto, se aloja en la lista larga de IRPs. Una vez por minuto, el sistema ajusta cuantas posiciones de la pila requiere, llegando a permitir un máximo de 20 posiciones. Despues de su alojamiento e inicialización, el gestor de entrada/salida almacena un puntero al solicitante del servicio en el IRP.</text:p>
      <text:p text:style-name="P7"><text:tab/>Dentro de un IRP se diferencian dos partes, una cabecera fija y una o varias posiciones en la pila. La información del tipo de operación se almacena en la cabecera, mientras que en las posiciones de la pila se almacena código de una función(llamada función mayor), sus parámetros, y el solicitante del objeto fichero. La función mayor indica que rutina de resolución del driver debe ser llamada por el gestor de entrada/salida cuando el paquete se envie al driver. Opcionalmente, puede almacenarse una función(llamada menor) para que modifique el comportamiento de la función mayor(añadiendo funcionalidades, comunicando con otros subsistemas, etc).</text:p>
      <text:p text:style-name="P7"><text:tab/>Habitualmente se ofrecer rutinas de resolución para las operaciones más habituales(apertura, cierre, lectura, escritura, control de entrada/salida, Plug and Play y alguna rutina para WMI).</text:p>
      <text:p text:style-name="P7"><text:tab/>Una vez almacenado el IRP en la lista correspondiente, el sistema es capaz de encontrarlo y cancelarlo en caso de descontrol.</text:p>
      <text:p text:style-name="P7"><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7"><text:tab/>Otra opción es realizar entrada/salida directa, bloqueando el buffer en espacio de usuario para que no pueda ser escrito, y desbloqueandolo cuando se finalice la operación.</text:p>
      <text:p text:style-name="P7"><text:tab/>Por último el gestor puede sencillamente no ejercer ninguna gestión de almacenamiento. En este caso, debe ser el driver quien se encargue de estas labores.</text:p>
      <text:p text:style-name="P7"><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7"><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de reduce entonces a drivers en espacio de usuario que garantizan que las referencias son válidas, y pertenecientes al espacio de usuario</text:p>
      <text:p text:style-name="P7"/>
      <text:list xml:id="list311996345" text:continue-numbering="true" text:style-name="WW8Num3">
        <text:list-item>
          <text:list>
            <text:list-item>
              <text:list>
                <text:list-item>
                  <text:p text:style-name="P39">Petición en drivers de una sola capa.</text:p>
                </text:list-item>
              </text:list>
            </text:list-item>
          </text:list>
        </text:list-item>
      </text:list>
      <text:p text:style-name="P7"><text:tab/>Este proceso conlleva siete pasos:</text:p>
      <text:p text:style-name="P7"/>
      <text:list xml:id="list792160022" text:style-name="L11">
        <text:list-item>
          <text:p text:style-name="P59">Envío de la petición a través del subsistema de DLLs.</text:p>
        </text:list-item>
        <text:list-item>
          <text:p text:style-name="P59">El subsistema de DLLs solicita el servicio NtWriteFile.</text:p>
        </text:list-item>
        <text:list-item>
          <text:p text:style-name="P59">El gestor de entrada/salida crea el IRP correspondiente y lo envia al driver haciendo uso de IoCallDriver.</text:p>
        </text:list-item>
        <text:list-item>
          <text:p text:style-name="P59">El driver transmite el IRP al dispositivo y comienza la operación de entrada/salida.</text:p>
        </text:list-item>
        <text:list-item>
          <text:p text:style-name="P59">El dispositivo notifica la finalización del servicio mediante una interrupción.</text:p>
        </text:list-item>
        <text:list-item>
          <text:p text:style-name="P59">El driver sirve la interrupción.</text:p>
        </text:list-item>
        <text:list-item>
          <text:p text:style-name="P59">El driver llama al servicio IoCompleteRequest.</text:p>
        </text:list-item>
      </text:list>
      <text:p text:style-name="P7"/>
      <text:p text:style-name="P7"><text:tab/>Las interrupciones se sirven en dos partes diferenciadas. Una vez ocurrida, el gestor de interrupción reconoce el estado y <text:s/>razón de la interrupción para encolarlo en una cola de resolución, <text:soft-page-break/>donde se gestionará su finalización en un segundo plano, permitiendo que sucedan nuevas interrupciones rápidamente.</text:p>
      <text:p text:style-name="P7"><text:tab/>La rutina de finalización se encarga de copiar la información pertinente hacia el espacio de usuario, y limpiar las estructuras requeridas para gestionar una nueva petición.</text:p>
      <text:p text:style-name="P7"><text:tab/>Debe cuidarse la sincronización al acceder al driver, debido a que el sistema permite que un hilo de mayor prioridad expulse a uno de menor prioridad de su ejecución, que se atienda una interrupción durante esta, o que se ejecute el mismo código en otro procesador de la misma máquina. De esta forma, la información compartida por el driver debe ser consistente para cualquier ejecución en curso.</text:p>
      <text:p text:style-name="P7"/>
      <text:list xml:id="list1752911171" text:continue-list="list311996345" text:style-name="WW8Num3">
        <text:list-item>
          <text:list>
            <text:list-item>
              <text:list>
                <text:list-item>
                  <text:p text:style-name="P39">Petición en drivers de múltiples capas.</text:p>
                </text:list-item>
              </text:list>
            </text:list-item>
          </text:list>
        </text:list-item>
      </text:list>
      <text:p text:style-name="P7"><text:tab/>En este ocasión, el gestor de entrada salida, al igual que en el caso anterior genera un IRP que se pasará al driver del sistema de ficheros. Dependiendo de la petición, el driver la reenvia al driver del dispositivo en cuestión, o genera IRPs adicionales para enviarlas por separado al driver. Solo se reutiliza un IRP en caso de que se traduzca en una sola petición al dispositivo.</text:p>
      <text:p text:style-name="P7"><text:tab/>Como alternativa a reutilizar una petición, el sistema de ficheros puede generar un grupo de IRPs asociados que trabajen en paralelo para atender una sola petición. Este grupo es transmitido al gestor de volumenes, que lo enviará posteriormente al driver del dispositivo.</text:p>
      <text:p text:style-name="P7"/>
      <text:list xml:id="list1247390514" text:continue-numbering="true" text:style-name="WW8Num3">
        <text:list-item>
          <text:list>
            <text:list-item>
              <text:list>
                <text:list-item>
                  <text:p text:style-name="P39">Infraestructura de drivers en espacio del núcleo(KMDF).</text:p>
                </text:list-item>
              </text:list>
            </text:list-item>
          </text:list>
        </text:list-item>
      </text:list>
      <text:p text:style-name="P7"><text:tab/>El modelo de drivers en espacio de núcleo no es muy distinto del modelo de drivers WDM. Esto implica que en su interior disponen de las funciones de inicialización, la rutina de añadido de dispositivo al sistema, y una o más rutinas de eventos, que funcionan como las rutinas de resolución de lo drivers pertenecientes a WDM. Generalmente, estas últimas, crean y gestionan colas de peticiones para la entrada/salida. El driver no tiene la obligación de implementar estas rutinas, puesto que existen rutinas genéricas proveídas por el sistema operativo. En el caso de implementarlas, la rutina debe ser registrada por el sistema operativo para que pueda ser utilizada.</text:p>
      <text:p text:style-name="P7"><text:tab/>El modelo de datos de KMDF, es orientado a objetos. Estos objetos se encapsulan internamente, permitiendo solo la interactuación con ellos a través de una interfaz de manejadores. La infraestructura ofrece rutinas para la creación de estos objetos, recuperación de valores, y actualización de estos(WdfDeviceCreate, Get/Set, Assign/Retrieve).</text:p>
      <text:p text:style-name="P7"><text:tab/>Los objetos de drivers pertenecen a una jerarquía, donde el objeto raíz es el objeto WDFDRIVER, que describe el driver actual, y que es análoga al driver de objeto ofrecido por el gestor de entrada/salida. Todo objeto generado por KMDF para este driver será un hijo de este dentro de la jerarquía. Dentro de la jerarquía podemos destacar los siguientes objetos:</text:p>
      <text:p text:style-name="P7"/>
      <text:list xml:id="list1776246255" text:style-name="L12">
        <text:list-item>
          <text:p text:style-name="P44">WDFDRIVER: <text:span text:style-name="T1">Objeto raíz de la jerarquía.</text:span></text:p>
        </text:list-item>
        <text:list-item>
          <text:p text:style-name="P44">WDFREQUEST: <text:span text:style-name="T1">Objeto auxiliar de petición.</text:span></text:p>
        </text:list-item>
        <text:list-item>
          <text:p text:style-name="P44">WDFIORESREQLIST: <text:span text:style-name="T1">Lista de objetos de rangos de direcciones para la entrada/salida(Resource Requirements).</text:span></text:p>
        </text:list-item>
        <text:list-item>
          <text:p text:style-name="P44">WDFIORESLIST: <text:span text:style-name="T1">Identifica un rango de direcciones para el dispositivo.</text:span></text:p>
        </text:list-item>
        <text:list-item>
          <text:p text:style-name="P44">WDFDEVICE:<text:span text:style-name="T1"> Objeto del dispositivo.</text:span></text:p>
        </text:list-item>
        <text:list-item>
          <text:p text:style-name="P44">WDFCHILDLIST: <text:span text:style-name="T1">Lista de objetos hijos del dispositivo asociado.</text:span></text:p>
        </text:list-item>
        <text:list-item>
          <text:p text:style-name="P44">WDFFILEOBJECT:<text:span text:style-name="T1"> Objeto fichero.</text:span></text:p>
        </text:list-item>
        <text:list-item>
          <text:p text:style-name="P45">WDFIOTARGET: <text:span text:style-name="T1">Dispositivo <text:s/>que debe resolver la petición de entrada/salida.</text:span></text:p>
        </text:list-item>
        <text:list-item>
          <text:p text:style-name="P45">WDFKEY: <text:span text:style-name="T1">Elemento del registro.</text:span></text:p>
        </text:list-item>
        <text:list-item>
          <text:p text:style-name="P45">WDFINTERRUPT: <text:span text:style-name="T1">Instancia de interrupción.</text:span></text:p>
        </text:list-item>
      </text:list>
      <text:p text:style-name="P7"/>
      <text:p text:style-name="P7">Dicha jerarquía se resume en la siguiente figura:</text:p>
      <text:p text:style-name="P7"><draw:frame draw:style-name="fr5" draw:name="graphics4" text:anchor-type="paragraph" svg:width="6.6929in" svg:height="4.1398in" draw:z-index="6"><draw:image xlink:href="Pictures/10000201000002A7000001A458B6420B.png" xlink:type="simple" xlink:show="embed" xlink:actuate="onLoad"/></draw:frame><text:soft-page-break/></text:p>
      <text:p text:style-name="P7"><text:tab/>Es importante resaltar que se contempla el contexto de un objeto, de forma de que, aunque los objetos sean opacos, estos permiten al driver almacenar su propia información en su objeto padre para mejorar la localización de la información. De hecho, es posible disponer de más de un área de contexto, permitiendo a múltiples niveles de código interactuar con el mismo driver. De esta forma, los niveles trabajan de forma independiente.</text:p>
      <text:p text:style-name="P7"/>
      <text:list xml:id="list1365571837" text:continue-list="list1247390514" text:style-name="WW8Num3">
        <text:list-item>
          <text:list>
            <text:list-item>
              <text:list>
                <text:list-item>
                  <text:p text:style-name="P39">Modelo de entrada/salida de KMDF.</text:p>
                </text:list-item>
              </text:list>
            </text:list-item>
          </text:list>
        </text:list-item>
      </text:list>
      <text:p text:style-name="P7"><text:tab/></text:p>
      <text:p text:style-name="P7"/>
      <text:list xml:id="list2177009991" text:continue-numbering="true" text:style-name="WW8Num3">
        <text:list-item>
          <text:p text:style-name="P39">Glosario.<text:span text:style-name="T10"><text:tab/></text:span></text:p>
        </text:list-item>
      </text:list>
      <text:p text:style-name="P6"/>
      <text:list xml:id="list525035094" text:style-name="WW8Num6">
        <text:list-item>
          <text:p text:style-name="P60"><text:span text:style-name="T15">Cloud Storage: </text:span><text:span text:style-name="T1"><text:s/>almacenamiento en la nube, es decir, en internet.</text:span></text:p>
        </text:list-item>
        <text:list-item>
          <text:p text:style-name="P60"><text:span text:style-name="T15">Agilidad:</text:span><text:span text:style-name="T1"> <text:s/>capacidad de mover los datos al área adecuada para mejorar su disponibilidad.</text:span></text:p>
        </text:list-item>
        <text:list-item>
          <text:p text:style-name="P60"><text:span text:style-name="T15">Escalabilidad: </text:span><text:span text:style-name="T1">capacidad de manejar crecientes cargas de trabajo, o de adaptarse para ser capaces </text:span><text:span text:style-name="T1">de soportarlas.</text:span></text:p>
        </text:list-item>
        <text:list-item>
          <text:p text:style-name="P60"><text:span text:style-name="T15">Elasticidad: </text:span><text:span text:style-name="T1">capacidad de escalarse mas allá limites impuestos por las condiciones del sistema.</text:span></text:p>
        </text:list-item>
        <text:list-item>
          <text:p text:style-name="P60"><text:span text:style-name="T15">Latencia: </text:span><text:span text:style-name="T1">Tiempo de espera, normalmente entre que se realiza una petición y se recibe una respuesta.</text:span></text:p>
        </text:list-item>
        <text:list-item>
          <text:p text:style-name="P60"><text:span text:style-name="T15">Persistencia: </text:span><text:span text:style-name="T1">Si existen distintas copias de un archivo, todas deben ser iguales.</text:span></text:p>
        </text:list-item>
        <text:list-item>
          <text:p text:style-name="P60"><text:span text:style-name="T15">Cluster: </text:span><text:span text:style-name="T1">Conjunto de sistemas informáticos que actúan como un solo sistema.</text:span></text:p>
        </text:list-item>
        <text:list-item>
          <text:p text:style-name="P60"><text:span text:style-name="T15">Nodo: </text:span><text:span text:style-name="T1">Sistema capaz de procesar información.</text:span></text:p>
        </text:list-item>
        <text:list-item>
          <text:p text:style-name="P60"><text:span text:style-name="T15">Multiusuario: </text:span><text:span text:style-name="T1">capacidad de que el recurso sea utilizado por varios usuarios concurrentemente.</text:span></text:p>
        </text:list-item>
        <text:list-item>
          <text:p text:style-name="P60"><text:span text:style-name="T15">Servicio distribuido: </text:span><text:span text:style-name="T1">servicio ofrecido por un conjunto de sistemas que actúa como un solo </text:span><text:span text:style-name="T1">sistema.</text:span></text:p>
        </text:list-item>
        <text:list-item>
          <text:p text:style-name="P60"><text:span text:style-name="T15">API: </text:span><text:span text:style-name="T1">Application programming interface, interfaz de programación de la aplicación.</text:span></text:p>
        </text:list-item>
        <text:list-item>
          <text:p text:style-name="P60"><text:span text:style-name="T15">Tolerancia a fallos: </text:span><text:span text:style-name="T1">capacidad de soportar errores sin dejar sin servicio al cliente.</text:span></text:p>
        </text:list-item>
        <text:list-item>
          <text:p text:style-name="P60"><text:span text:style-name="T15">Redundancia de datos: </text:span><text:span text:style-name="T1">duplicación de datos, habitualmente para evitar su pérdida.</text:span></text:p>
        </text:list-item>
        <text:list-item>
          <text:p text:style-name="P60"><text:span text:style-name="T15">Software duradero: </text:span><text:span text:style-name="T1">software capaz de almacenar distintas versiones de un mismo fichero.</text:span></text:p>
        </text:list-item>
        <text:list-item>
          <text:p text:style-name="P60"><text:soft-page-break/><text:span text:style-name="T15">World Wide Web: </text:span><text:span text:style-name="T1">Sistema de enlace de documentos a través de internet.</text:span></text:p>
        </text:list-item>
        <text:list-item>
          <text:p text:style-name="P60"><text:span text:style-name="T15">Amazon EC2 Query Interface: </text:span><text:span text:style-name="T1">Interfaz de consultas de la plataforma de Cloud Computing de </text:span><text:span text:style-name="T1">Amazon.</text:span></text:p>
        </text:list-item>
        <text:list-item>
          <text:p text:style-name="P60"><text:span text:style-name="T15">Amazon S3: </text:span><text:span text:style-name="T1">Sistema de almacenamiento propietario de la plataforma de Cloud Computing de Amazon.</text:span></text:p>
        </text:list-item>
        <text:list-item>
          <text:p text:style-name="P60"><text:span text:style-name="T15">Data store drivers: </text:span><text:span text:style-name="T1">Drivers de almacenamiento de datos.</text:span></text:p>
        </text:list-item>
        <text:list-item>
          <text:p text:style-name="P60"><text:span text:style-name="T15">Transfer manager drivers: </text:span><text:span text:style-name="T1">Drivers de gestión de transferencias.</text:span></text:p>
        </text:list-item>
        <text:list-item>
          <text:p text:style-name="P60"><text:span text:style-name="T15">Imagen virtual: </text:span><text:span text:style-name="T1">fichero que simula el disco duro de un ordenador para, en conjunto con la tecnología de virtualización, se pueda lanzar un sistema operativo con sus aplicaciones propias.</text:span></text:p>
        </text:list-item>
        <text:list-item>
          <text:p text:style-name="P60"><text:span text:style-name="T15">Sector:</text:span><text:span text:style-name="T1"> Unidad mínima de almacenamiento de un dispositivo de bloques.</text:span></text:p>
        </text:list-item>
        <text:list-item>
          <text:p text:style-name="P60"><text:span text:style-name="T15">Buffer:</text:span><text:span text:style-name="T1"> zona de memoria para alojar información.</text:span></text:p>
        </text:list-item>
        <text:list-item>
          <text:p text:style-name="P41">Cache:<text:span text:style-name="T1"> memoria pequeña pero muy r</text:span><text:span text:style-name="T2">ápida, dentro de la jerarquía de memorias.</text:span></text:p>
        </text:list-item>
        <text:list-item>
          <text:p text:style-name="P60"><text:span text:style-name="T15">Puntero:</text:span><text:span text:style-name="T1"> tipo abstracto de dato útil para referenciar direcciones de memoria.</text:span></text:p>
        </text:list-item>
        <text:list-item>
          <text:p text:style-name="P60"><text:span text:style-name="T15">Memoria principal:</text:span><text:span text:style-name="T1"> almacenamiento de instrucciones y datos principal del sistema físico, habitualmente, la memoria RAM.</text:span></text:p>
        </text:list-item>
        <text:list-item>
          <text:p text:style-name="P41">Partición:<text:span text:style-name="T1"> Zona de almacenamiento alojada dentro de un dispositivo de bloques.</text:span></text:p>
        </text:list-item>
        <text:list-item>
          <text:p text:style-name="P41">Enlace simb<text:span text:style-name="T29">ólico: </text:span><text:span text:style-name="T2">enlace entre un punto determinado del dispositivo físico y un fichero alojado en otro punto completamente distinto.</text:span></text:p>
        </text:list-item>
        <text:list-item>
          <text:p text:style-name="P64"><text:span text:style-name="T5">Espacio de nombres:</text:span> juego de identificadores que permiten la desambiguación de homónimos.</text:p>
        </text:list-item>
        <text:list-item>
          <text:p text:style-name="P64"><text:span text:style-name="T15">IRQ: </text:span><text:span text:style-name="T1">Interrupt request, o n</text:span><text:span text:style-name="T7">úmero de interrupción del dispositivo para detener la ejecución de código en la CPU.</text:span></text:p>
        </text:list-item>
        <text:list-item>
          <text:p text:style-name="P61"><text:span text:style-name="T15">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61"><text:span text:style-name="T15">Socket:</text:span><text:span text:style-name="T1"> Abstracción utilizada en los sistemas operativos Unix para representar una conexión de red.</text:span></text:p>
        </text:list-item>
        <text:list-item>
          <text:p text:style-name="P60"><text:span text:style-name="T15">Spinlock:</text:span><text:span text:style-name="T1"> Mecanismo de espera activa provocada cuando se requiere adquirir un recurso no disponible.</text:span></text:p>
        </text:list-item>
        <text:list-item>
          <text:p text:style-name="P41">Mutex:<text:span text:style-name="T1"> Mecanismo de concurrencia basado en una variable, que recibe, normalmente, dos valores, </text:span><text:span text:style-name="T1">abierto y cerrado, y en función de el, detiene la ejecución de código hasta que su valor cambie, reanudandola.</text:span></text:p>
        </text:list-item>
        <text:list-item>
          <text:p text:style-name="P60"><text:span text:style-name="T15">Jiffies:</text:span><text:span text:style-name="T1"> Unidad de tiempo mínima del núcleo de Linux.</text:span></text:p>
        </text:list-item>
        <text:list-item>
          <text:p text:style-name="P41">Dispositivos Plug and Play:<text:span text:style-name="T1"> dispositivos que, al conectarse al sistema, se configuran autom</text:span><text:span text:style-name="T2">á</text:span><text:span text:style-name="T1">ticamente y se ofrecen sus servicios al usuario sin que este realice ninguna tarea previa.</text:span></text:p>
        </text:list-item>
      </text:list>
      <text:p text:style-name="P9"><text:tab/></text:p>
      <text:p text:style-name="P5"><text:span text:style-name="T9"><text:tab/></text:span><text:span text:style-name="T13">Referencias.</text:span></text:p>
      <text:p text:style-name="P1"/>
      <text:list xml:id="list789796952" text:style-name="WW8Num7">
        <text:list-item>
          <text:p text:style-name="P48">Wikipedia:</text:p>
          <text:list>
            <text:list-item>
              <text:p text:style-name="P63"><text:a xlink:type="simple" xlink:href="http://en.wikipedia.org/wiki/Cloud_computing_comparison"><text:span text:style-name="Internet_20_link"><text:span text:style-name="T11">http://en.wikipedia.org/wiki/Cloud_computing_comparison</text:span></text:span></text:a></text:p>
            </text:list-item>
            <text:list-item>
              <text:p text:style-name="P63"><text:a xlink:type="simple" xlink:href="http://en.wikipedia.org/wiki/OpenNebula"><text:span text:style-name="Internet_20_link"><text:span text:style-name="T11">http://en.wikipedia.org/wiki/OpenNebula</text:span></text:span></text:a></text:p>
            </text:list-item>
            <text:list-item>
              <text:p text:style-name="P63"><text:a xlink:type="simple" xlink:href="http://en.wikipedia.org/wiki/Nimbus_(cloud_computing"><text:span text:style-name="Internet_20_link"><text:span text:style-name="T11">http://en.wikipedia.org/wiki/Nimbus_(cloud_computing</text:span></text:span></text:a><text:span text:style-name="T7">)</text:span></text:p>
            </text:list-item>
            <text:list-item>
              <text:p text:style-name="P63"><text:a xlink:type="simple" xlink:href="http://en.wikipedia.org/wiki/Amazon_Elastic_Block_Store"><text:span text:style-name="Internet_20_link"><text:span text:style-name="T11">http://en.wikipedia.org/wiki/Amazon_Elastic_Block_Store</text:span></text:span></text:a></text:p>
            </text:list-item>
            <text:list-item>
              <text:p text:style-name="P63"><text:a xlink:type="simple" xlink:href="http://en.wikipedia.org/wiki/Eucalyptus_(computing)"><text:span text:style-name="Internet_20_link"><text:span text:style-name="T11">http://en.wikipedia.org/wiki/Eucalyptus_%28computing%29</text:span></text:span></text:a></text:p>
            </text:list-item>
            <text:list-item>
              <text:p text:style-name="P63"><text:a xlink:type="simple" xlink:href="http://en.wikipedia.org/wiki/Cloudstack"><text:span text:style-name="Internet_20_link"><text:span text:style-name="T11">http://en.wikipedia.org/wiki/Cloudstack</text:span></text:span></text:a><text:span text:style-name="T7"> </text:span></text:p>
            </text:list-item>
            <text:list-item>
              <text:p text:style-name="P63"><text:a xlink:type="simple" xlink:href="http://en.wikipedia.org/wiki/OpenQRM"><text:span text:style-name="Internet_20_link"><text:span text:style-name="T11">http://en.wikipedia.org/wiki/OpenQRM</text:span></text:span></text:a></text:p>
            </text:list-item>
            <text:list-item>
              <text:p text:style-name="P63"><text:a xlink:type="simple" xlink:href="http://en.wikipedia.org/wiki/Abiquo_Enterprise_Edition"><text:span text:style-name="Internet_20_link"><text:span text:style-name="T11">http://en.wikipedia.org/wiki/Abiquo_Enterprise_Edition</text:span></text:span></text:a><text:span text:style-name="T7"> </text:span></text:p>
            </text:list-item>
            <text:list-item>
              <text:p text:style-name="P63"><text:a xlink:type="simple" xlink:href="http://en.wikipedia.org/wiki/OpenStack"><text:span text:style-name="Internet_20_link"><text:span text:style-name="T7">http://en.wikipedia.org/wiki/OpenStack</text:span></text:span></text:a></text:p>
            </text:list-item>
          </text:list>
        </text:list-item>
        <text:list-item>
          <text:p text:style-name="P63"><text:span text:style-name="Internet_20_link"><text:span text:style-name="T28">Amazon</text:span></text:span><text:span text:style-name="Internet_20_link"><text:span text:style-name="T7">:</text:span></text:span></text:p>
          <text:list>
            <text:list-item>
              <text:p text:style-name="P63"><text:span text:style-name="Internet_20_link"><text:span text:style-name="T7">http://aws.amazon.com/s3/</text:span></text:span></text:p>
            </text:list-item>
          </text:list>
        </text:list-item>
        <text:list-item>
          <text:p text:style-name="P48">OpenNebula:</text:p>
          <text:list>
            <text:list-item>
              <text:p text:style-name="P63"><text:soft-page-break/><text:a xlink:type="simple" xlink:href="http://opennebula.org/documentation:rel3.6"><text:span text:style-name="Internet_20_link"><text:span text:style-name="T7">http://opennebula.org/documentation:rel3.6</text:span></text:span></text:a></text:p>
            </text:list-item>
          </text:list>
        </text:list-item>
        <text:list-item>
          <text:p text:style-name="P48">Nimbus:</text:p>
          <text:list>
            <text:list-item>
              <text:p text:style-name="P63"><text:a xlink:type="simple" xlink:href="http://www.nimbusproject.org/docs/2.9/"><text:span text:style-name="Internet_20_link"><text:span text:style-name="T7">http://www.nimbusproject.org/docs/2.9/</text:span></text:span></text:a><text:span text:style-name="T7"> </text:span></text:p>
            </text:list-item>
          </text:list>
        </text:list-item>
        <text:list-item>
          <text:p text:style-name="P48">CloudStack:</text:p>
          <text:list>
            <text:list-item>
              <text:p text:style-name="P63"><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48">OpenQRM:</text:p>
          <text:list>
            <text:list-item>
              <text:p text:style-name="P63"><text:a xlink:type="simple" xlink:href="http://www.openqrm-enterprise.com/news/details/article/in-depth-documentation-of-openqrm-available.html"><text:span text:style-name="Internet_20_link"><text:span text:style-name="T7">http://www.openqrm-enterprise.com/news/details/article/in-depth-documentation-of-openqrm-</text:span></text:span></text:a><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48">Abiquo:</text:p>
          <text:list>
            <text:list-item>
              <text:p text:style-name="P63"><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48">OpenStack:</text:p>
          <text:list>
            <text:list-item>
              <text:p text:style-name="P63"><text:a xlink:type="simple" xlink:href="http://www.openstack.org/software/openstack-storage/"><text:span text:style-name="Internet_20_link"><text:span text:style-name="T11">http://www.openstack.org/software/openstack-storage/</text:span></text:span></text:a></text:p>
            </text:list-item>
            <text:list-item>
              <text:p text:style-name="P63"><text:a xlink:type="simple" xlink:href="http://docs.openstack.org/api/"><text:span text:style-name="Internet_20_link"><text:span text:style-name="T11">http://docs.openstack.org/api/</text:span></text:span></text:a></text:p>
            </text:list-item>
            <text:list-item>
              <text:p text:style-name="P63"><text:a xlink:type="simple" xlink:href="http://docs.openstack.org/developer/"><text:span text:style-name="Internet_20_link"><text:span text:style-name="T7">http://docs.openstack.org/developer/</text:span></text:span></text:a></text:p>
            </text:list-item>
            <text:list-item>
              <text:p text:style-name="P63"><text:span text:style-name="Internet_20_link"><text:span text:style-name="T7">http://docs.openstack.org/developer/swift/development_saio.html</text:span></text:span></text:p>
            </text:list-item>
          </text:list>
        </text:list-item>
        <text:list-item>
          <text:p text:style-name="P48">Linux Kernel Development – Robert Love, Editorial Addison Wesley.</text:p>
        </text:list-item>
        <text:list-item>
          <text:p text:style-name="P48">Linux Device Drivers – Jonathan Corbet, Alessandro Rubini and Greg KroaH-Hartman, Editorial O'Reilly.</text:p>
        </text:list-item>
        <text:list-item>
          <text:p text:style-name="P48">Understanding the linux kernel – Daniel P. Bovet and Marco Cesati.</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Nimbus Sans L" style:font-size-asian="10pt" style:font-weight-asian="bold" style:font-name-complex="Nimbus Sans L" style:font-size-complex="10pt" style:font-weight-complex="bold"/>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10-01T13:42:09</dc:date>
    <meta:editing-cycles>159</meta:editing-cycles>
    <meta:editing-duration>P3DT23M29S</meta:editing-duration>
    <meta:generator>LibreOffice/3.5$Linux_x86 LibreOffice_project/350m1$Build-2</meta:generator>
    <meta:document-statistic meta:table-count="1" meta:image-count="7" meta:object-count="0" meta:page-count="29" meta:paragraph-count="676" meta:word-count="12578" meta:character-count="83807" meta:non-whitespace-character-count="71552"/>
    <meta:user-defined meta:name="Información 1"/>
    <meta:user-defined meta:name="Información 2"/>
    <meta:user-defined meta:name="Información 3"/>
    <meta:user-defined meta:name="Información 4"/>
  </office:meta>
</office:document-meta>
</file>